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6.193cm" table:align="left"/>
    </style:style>
    <style:style style:name="Table4.A" style:family="table-column">
      <style:table-column-properties style:column-width="3.316cm"/>
    </style:style>
    <style:style style:name="Table4.B" style:family="table-column">
      <style:table-column-properties style:column-width="3.978cm"/>
    </style:style>
    <style:style style:name="Table4.C" style:family="table-column">
      <style:table-column-properties style:column-width="8.89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2.488cm" table:align="left"/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3.801cm"/>
    </style:style>
    <style:style style:name="Table13.C" style:family="table-column">
      <style:table-column-properties style:column-width="5.19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193cm" table:align="left"/>
    </style:style>
    <style:style style:name="Table1.A" style:family="table-column">
      <style:table-column-properties style:column-width="3.316cm"/>
    </style:style>
    <style:style style:name="Table1.B" style:family="table-column">
      <style:table-column-properties style:column-width="3.978cm"/>
    </style:style>
    <style:style style:name="Table1.C" style:family="table-column">
      <style:table-column-properties style:column-width="8.8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488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801cm"/>
    </style:style>
    <style:style style:name="Table2.C" style:family="table-column">
      <style:table-column-properties style:column-width="5.1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193cm" table:align="left"/>
    </style:style>
    <style:style style:name="Table3.A" style:family="table-column">
      <style:table-column-properties style:column-width="3.316cm"/>
    </style:style>
    <style:style style:name="Table3.B" style:family="table-column">
      <style:table-column-properties style:column-width="3.978cm"/>
    </style:style>
    <style:style style:name="Table3.C" style:family="table-column">
      <style:table-column-properties style:column-width="8.8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488cm" table:align="left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3.801cm"/>
    </style:style>
    <style:style style:name="Table5.C" style:family="table-column">
      <style:table-column-properties style:column-width="5.19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193cm" table:align="left"/>
    </style:style>
    <style:style style:name="Table6.A" style:family="table-column">
      <style:table-column-properties style:column-width="3.316cm"/>
    </style:style>
    <style:style style:name="Table6.B" style:family="table-column">
      <style:table-column-properties style:column-width="3.978cm"/>
    </style:style>
    <style:style style:name="Table6.C" style:family="table-column">
      <style:table-column-properties style:column-width="8.89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2.488cm" table:align="left"/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3.801cm"/>
    </style:style>
    <style:style style:name="Table7.C" style:family="table-column">
      <style:table-column-properties style:column-width="5.19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193cm" table:align="left"/>
    </style:style>
    <style:style style:name="Table8.A" style:family="table-column">
      <style:table-column-properties style:column-width="3.316cm"/>
    </style:style>
    <style:style style:name="Table8.B" style:family="table-column">
      <style:table-column-properties style:column-width="3.978cm"/>
    </style:style>
    <style:style style:name="Table8.C" style:family="table-column">
      <style:table-column-properties style:column-width="8.89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2.488cm" table:align="left"/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3.801cm"/>
    </style:style>
    <style:style style:name="Table9.C" style:family="table-column">
      <style:table-column-properties style:column-width="5.195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193cm" table:align="left"/>
    </style:style>
    <style:style style:name="Table10.A" style:family="table-column">
      <style:table-column-properties style:column-width="3.316cm"/>
    </style:style>
    <style:style style:name="Table10.B" style:family="table-column">
      <style:table-column-properties style:column-width="3.978cm"/>
    </style:style>
    <style:style style:name="Table10.C" style:family="table-column">
      <style:table-column-properties style:column-width="8.899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2.488cm" table:align="left"/>
    </style:style>
    <style:style style:name="Table11.A" style:family="table-column">
      <style:table-column-properties style:column-width="3.493cm"/>
    </style:style>
    <style:style style:name="Table11.B" style:family="table-column">
      <style:table-column-properties style:column-width="3.801cm"/>
    </style:style>
    <style:style style:name="Table11.C" style:family="table-column">
      <style:table-column-properties style:column-width="5.19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193cm" table:align="left"/>
    </style:style>
    <style:style style:name="Table12.A" style:family="table-column">
      <style:table-column-properties style:column-width="3.316cm"/>
    </style:style>
    <style:style style:name="Table12.B" style:family="table-column">
      <style:table-column-properties style:column-width="3.978cm"/>
    </style:style>
    <style:style style:name="Table12.C" style:family="table-column">
      <style:table-column-properties style:column-width="8.899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2.488cm" table:align="left"/>
    </style:style>
    <style:style style:name="Table14.A" style:family="table-column">
      <style:table-column-properties style:column-width="3.493cm"/>
    </style:style>
    <style:style style:name="Table14.B" style:family="table-column">
      <style:table-column-properties style:column-width="3.801cm"/>
    </style:style>
    <style:style style:name="Table14.C" style:family="table-column">
      <style:table-column-properties style:column-width="5.19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b12" officeooo:paragraph-rsid="00077b12"/>
    </style:style>
    <style:style style:name="P2" style:family="paragraph" style:parent-style-name="Standard">
      <style:text-properties officeooo:rsid="00077b12" officeooo:paragraph-rsid="0019d5c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077b1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8c501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fo:font-weight="bold" officeooo:rsid="00e232f8" officeooo:paragraph-rsid="00e232f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077b12" officeooo:paragraph-rsid="00077b1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2406e7" officeooo:paragraph-rsid="00949b61" style:font-weight-asian="normal" style:font-weight-complex="normal"/>
    </style:style>
    <style:style style:name="P8" style:family="paragraph" style:parent-style-name="Standard">
      <style:text-properties fo:font-weight="normal" officeooo:rsid="002406e7" officeooo:paragraph-rsid="002c7f39" style:font-weight-asian="normal" style:font-weight-complex="normal"/>
    </style:style>
    <style:style style:name="P9" style:family="paragraph" style:parent-style-name="Standard">
      <style:text-properties fo:font-weight="normal" officeooo:rsid="002406e7" officeooo:paragraph-rsid="01a8e086" style:font-weight-asian="normal" style:font-weight-complex="normal"/>
    </style:style>
    <style:style style:name="P10" style:family="paragraph" style:parent-style-name="Standard">
      <style:text-properties fo:font-weight="normal" officeooo:rsid="00077b12" officeooo:paragraph-rsid="019bed38" style:font-weight-asian="normal" style:font-weight-complex="normal"/>
    </style:style>
    <style:style style:name="P11" style:family="paragraph" style:parent-style-name="Standard">
      <style:text-properties fo:font-weight="normal" officeooo:rsid="00077b12" officeooo:paragraph-rsid="019e594d" style:font-weight-asian="normal" style:font-weight-complex="normal"/>
    </style:style>
    <style:style style:name="P12" style:family="paragraph" style:parent-style-name="Standard">
      <style:text-properties fo:font-weight="normal" officeooo:rsid="00077b12" officeooo:paragraph-rsid="00132573" style:font-weight-asian="normal" style:font-weight-complex="normal"/>
    </style:style>
    <style:style style:name="P13" style:family="paragraph" style:parent-style-name="Standard">
      <style:text-properties fo:font-weight="normal" officeooo:rsid="019c67d1" officeooo:paragraph-rsid="019c67d1" style:font-weight-asian="normal" style:font-weight-complex="normal"/>
    </style:style>
    <style:style style:name="P14" style:family="paragraph" style:parent-style-name="Standard">
      <style:text-properties fo:font-weight="normal" officeooo:rsid="01a2729b" officeooo:paragraph-rsid="01a2729b" style:font-weight-asian="normal" style:font-weight-complex="normal"/>
    </style:style>
    <style:style style:name="P15" style:family="paragraph" style:parent-style-name="Standard">
      <style:text-properties fo:font-weight="normal" officeooo:rsid="01a2729b" officeooo:paragraph-rsid="020b6836" style:font-weight-asian="normal" style:font-weight-complex="normal"/>
    </style:style>
    <style:style style:name="P16" style:family="paragraph" style:parent-style-name="Standard">
      <style:text-properties fo:font-weight="normal" officeooo:rsid="01a32a55" officeooo:paragraph-rsid="01a32a55" style:font-weight-asian="normal" style:font-weight-complex="normal"/>
    </style:style>
    <style:style style:name="P17" style:family="paragraph" style:parent-style-name="Standard">
      <style:text-properties fo:font-weight="normal" officeooo:rsid="01a399be" officeooo:paragraph-rsid="01a399be" style:font-weight-asian="normal" style:font-weight-complex="normal"/>
    </style:style>
    <style:style style:name="P18" style:family="paragraph" style:parent-style-name="Standard">
      <style:text-properties fo:font-weight="normal" officeooo:rsid="01a741d9" officeooo:paragraph-rsid="01a741d9" style:font-weight-asian="normal" style:font-weight-complex="normal"/>
    </style:style>
    <style:style style:name="P19" style:family="paragraph" style:parent-style-name="Standard">
      <style:text-properties fo:font-weight="normal" officeooo:rsid="01a7d79c" officeooo:paragraph-rsid="01a7d79c" style:font-weight-asian="normal" style:font-weight-complex="normal"/>
    </style:style>
    <style:style style:name="P20" style:family="paragraph" style:parent-style-name="Standard">
      <style:text-properties fo:font-weight="normal" officeooo:rsid="01a8e086" officeooo:paragraph-rsid="01a8e086" style:font-weight-asian="normal" style:font-weight-complex="normal"/>
    </style:style>
    <style:style style:name="P21" style:family="paragraph" style:parent-style-name="Standard">
      <style:text-properties fo:font-weight="normal" officeooo:rsid="01ee9d91" officeooo:paragraph-rsid="01ee9d91" style:font-weight-asian="normal" style:font-weight-complex="normal"/>
    </style:style>
    <style:style style:name="P22" style:family="paragraph" style:parent-style-name="Standard">
      <style:text-properties fo:font-weight="normal" officeooo:rsid="0205936e" officeooo:paragraph-rsid="0205936e" style:font-weight-asian="normal" style:font-weight-complex="normal"/>
    </style:style>
    <style:style style:name="P23" style:family="paragraph" style:parent-style-name="Standard">
      <style:text-properties fo:font-weight="normal" officeooo:rsid="02062132" officeooo:paragraph-rsid="02062132" style:font-weight-asian="normal" style:font-weight-complex="normal"/>
    </style:style>
    <style:style style:name="P24" style:family="paragraph" style:parent-style-name="Standard">
      <style:text-properties fo:font-weight="normal" officeooo:rsid="0206cdc0" officeooo:paragraph-rsid="0206cdc0" style:font-weight-asian="normal" style:font-weight-complex="normal"/>
    </style:style>
    <style:style style:name="P25" style:family="paragraph" style:parent-style-name="Standard">
      <style:text-properties fo:font-weight="normal" officeooo:rsid="02087d55" officeooo:paragraph-rsid="02087d55" style:font-weight-asian="normal" style:font-weight-complex="normal"/>
    </style:style>
    <style:style style:name="P26" style:family="paragraph" style:parent-style-name="Standard">
      <style:text-properties fo:font-weight="normal" officeooo:rsid="020b6836" officeooo:paragraph-rsid="020b6836" style:font-weight-asian="normal" style:font-weight-complex="normal"/>
    </style:style>
    <style:style style:name="P27" style:family="paragraph" style:parent-style-name="Standard">
      <style:text-properties fo:font-style="italic" officeooo:rsid="001e4bb8" officeooo:paragraph-rsid="00132573" style:font-style-asian="italic" style:font-style-complex="italic"/>
    </style:style>
    <style:style style:name="P28" style:family="paragraph" style:parent-style-name="Standard">
      <style:text-properties fo:font-style="italic" officeooo:rsid="00077b12" officeooo:paragraph-rsid="0188d1e9" style:font-style-asian="italic" style:font-style-complex="italic"/>
    </style:style>
    <style:style style:name="P29" style:family="paragraph" style:parent-style-name="Standard">
      <style:text-properties fo:font-style="italic" officeooo:rsid="00077b12" officeooo:paragraph-rsid="00077b12" style:font-style-asian="italic" style:font-style-complex="italic"/>
    </style:style>
    <style:style style:name="P30" style:family="paragraph" style:parent-style-name="Standard">
      <style:text-properties fo:font-style="italic" officeooo:rsid="01a2729b" officeooo:paragraph-rsid="01a2729b" style:font-style-asian="italic" style:font-style-complex="italic"/>
    </style:style>
    <style:style style:name="P31" style:family="paragraph" style:parent-style-name="Standard">
      <style:text-properties fo:font-style="italic" officeooo:rsid="002c7f39" officeooo:paragraph-rsid="002c7f39" style:font-style-asian="italic" style:font-style-complex="italic"/>
    </style:style>
    <style:style style:name="P32" style:family="paragraph" style:parent-style-name="Standard">
      <style:text-properties fo:font-style="italic" fo:font-weight="normal" officeooo:rsid="01a2729b" officeooo:paragraph-rsid="01a2729b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19faf69" officeooo:paragraph-rsid="019faf69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1a7d79c" officeooo:paragraph-rsid="01a7d79c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bc27c" officeooo:paragraph-rsid="000bc27c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90595f" officeooo:paragraph-rsid="0092895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1775fa9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officeooo:rsid="002c7f39" officeooo:paragraph-rsid="01a2729b" style:font-style-asian="normal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77b12" officeooo:paragraph-rsid="00077b12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088b24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194385f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197dfbd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1775fa9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1f1c956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04f98e9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a42d8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3f8b1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1be6c28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4e6e3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b1429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6e80f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a2343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2347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a4a4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aebaf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be6c28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1682347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67a2b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e1364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c44fa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054e6e3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1bfba22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054e6e3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1bfba22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afa3d7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be6c28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1c1bf4c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color="#000000" fo:font-size="12pt" fo:font-style="normal" fo:font-weight="normal" officeooo:rsid="0104c8be" officeooo:paragraph-rsid="01c57727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color="#000000" fo:font-size="12pt" fo:font-style="normal" fo:font-weight="normal" officeooo:rsid="0104c8be" officeooo:paragraph-rsid="01f1c956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a41ee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3e1364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cc44fa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126a7" officeooo:paragraph-rsid="01e126a7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color="#000000" fo:font-size="12pt" fo:font-style="normal" fo:font-weight="normal" officeooo:rsid="015f6431" officeooo:paragraph-rsid="002c7f39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cf888" officeooo:paragraph-rsid="004f98e9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000000" fo:font-style="normal" fo:font-weight="normal" officeooo:rsid="00507deb" officeooo:paragraph-rsid="00e232f8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edf1ff" officeooo:paragraph-rsid="00edf1ff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f0346d" officeooo:paragraph-rsid="00f0f40b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1cb6e94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89" style:family="paragraph" style:parent-style-name="Standard">
      <style:text-properties fo:color="#000000" fo:font-size="10pt" fo:font-style="normal" fo:font-weight="normal" officeooo:rsid="0104c38a" officeooo:paragraph-rsid="01c57727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color="#000000" fo:font-size="10pt" fo:font-style="normal" fo:font-weight="normal" officeooo:rsid="0104c38a" officeooo:paragraph-rsid="01f1c956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color="#000000" fo:font-size="10pt" fo:font-style="normal" fo:font-weight="normal" officeooo:rsid="0105a571" officeooo:paragraph-rsid="01c70b94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color="#000000" fo:font-size="10pt" fo:font-style="normal" fo:font-weight="normal" officeooo:rsid="0105a571" officeooo:paragraph-rsid="01f1c956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ff3333" fo:font-size="12pt" fo:font-style="italic" fo:font-weight="normal" officeooo:rsid="01acf888" officeooo:paragraph-rsid="01acf888" style:font-style-asian="italic" style:font-weight-asian="normal" style:font-style-complex="italic" style:font-weight-complex="normal"/>
    </style:style>
    <style:style style:name="P94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color="#000000" fo:font-style="normal" fo:font-weight="normal" officeooo:rsid="00eed0d3" officeooo:paragraph-rsid="00eed0d3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color="#000000" fo:font-style="normal" fo:font-weight="normal" officeooo:rsid="00eed0d3" officeooo:paragraph-rsid="00f0346d" style:font-style-asian="normal" style:font-weight-asian="normal" style:font-style-complex="normal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20462e3" officeooo:paragraph-rsid="020462e3" style:font-style-asian="normal" style:font-weight-asian="bold" style:font-style-complex="normal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cb2246" officeooo:paragraph-rsid="0202fdcc" style:font-style-asian="normal" style:font-weight-asian="normal" style:font-style-complex="normal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e4795f" officeooo:paragraph-rsid="0202fdcc" style:font-style-asian="normal" style:font-weight-asian="normal" style:font-style-complex="normal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fo:font-size="12pt" officeooo:rsid="0058625e" officeooo:paragraph-rsid="0058625e"/>
    </style:style>
    <style:style style:name="P102" style:family="paragraph" style:parent-style-name="Table_20_Contents">
      <style:paragraph-properties fo:text-align="start" style:justify-single-word="false"/>
      <style:text-properties fo:font-size="12pt" officeooo:rsid="0058625e" officeooo:paragraph-rsid="01683365"/>
    </style:style>
    <style:style style:name="P103" style:family="paragraph" style:parent-style-name="Table_20_Contents">
      <style:paragraph-properties fo:text-align="start" style:justify-single-word="false"/>
      <style:text-properties fo:font-size="12pt" officeooo:rsid="0058625e" officeooo:paragraph-rsid="01b6e80f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058625e" officeooo:paragraph-rsid="01be6c28"/>
    </style:style>
    <style:style style:name="P105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058625e"/>
    </style:style>
    <style:style style:name="P106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68a4a4"/>
    </style:style>
    <style:style style:name="P107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6e80f"/>
    </style:style>
    <style:style style:name="P108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a2343"/>
    </style:style>
    <style:style style:name="P109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e6c28"/>
    </style:style>
    <style:style style:name="P110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affa41"/>
    </style:style>
    <style:style style:name="P111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b6e80f"/>
    </style:style>
    <style:style style:name="P112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be6c28"/>
    </style:style>
    <style:style style:name="P113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2fcba"/>
    </style:style>
    <style:style style:name="P114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a2343"/>
    </style:style>
    <style:style style:name="P115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e6c28"/>
    </style:style>
    <style:style style:name="P116" style:family="paragraph" style:parent-style-name="Table_20_Contents">
      <style:paragraph-properties fo:text-align="start" style:justify-single-word="false"/>
      <style:text-properties fo:font-size="12pt" officeooo:rsid="00e53ba1" officeooo:paragraph-rsid="00e53ba1"/>
    </style:style>
    <style:style style:name="P117" style:family="paragraph" style:parent-style-name="Table_20_Contents">
      <style:paragraph-properties fo:text-align="start" style:justify-single-word="false"/>
      <style:text-properties fo:font-size="12pt" officeooo:rsid="00e53ba1" officeooo:paragraph-rsid="01b6e80f"/>
    </style:style>
    <style:style style:name="P118" style:family="paragraph" style:parent-style-name="Table_20_Contents">
      <style:paragraph-properties fo:text-align="start" style:justify-single-word="false"/>
      <style:text-properties fo:font-size="12pt" officeooo:rsid="00e53ba1" officeooo:paragraph-rsid="01be6c28"/>
    </style:style>
    <style:style style:name="P119" style:family="paragraph" style:parent-style-name="Table_20_Contents">
      <style:paragraph-properties fo:text-align="start" style:justify-single-word="false"/>
      <style:text-properties fo:font-size="12pt" officeooo:rsid="0168a4a4" officeooo:paragraph-rsid="0168a4a4"/>
    </style:style>
    <style:style style:name="P120" style:family="paragraph" style:parent-style-name="Table_20_Contents">
      <style:paragraph-properties fo:text-align="start" style:justify-single-word="false"/>
      <style:text-properties fo:font-size="12pt" officeooo:rsid="0168a4a4" officeooo:paragraph-rsid="01be6c28"/>
    </style:style>
    <style:style style:name="P121" style:family="paragraph" style:parent-style-name="Table_20_Contents">
      <style:paragraph-properties fo:text-align="start" style:justify-single-word="false"/>
      <style:text-properties fo:font-size="12pt" officeooo:rsid="0169fef3" officeooo:paragraph-rsid="0169fef3"/>
    </style:style>
    <style:style style:name="P122" style:family="paragraph" style:parent-style-name="Table_20_Contents">
      <style:paragraph-properties fo:text-align="start" style:justify-single-word="false"/>
      <style:text-properties fo:font-size="12pt" officeooo:rsid="0169fef3" officeooo:paragraph-rsid="01ba2343"/>
    </style:style>
    <style:style style:name="P123" style:family="paragraph" style:parent-style-name="Table_20_Contents">
      <style:paragraph-properties fo:text-align="start" style:justify-single-word="false"/>
      <style:text-properties fo:font-size="12pt" officeooo:rsid="0169fef3" officeooo:paragraph-rsid="01be6c28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1913234" officeooo:paragraph-rsid="01913234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1913234" officeooo:paragraph-rsid="01ba2343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1913234" officeooo:paragraph-rsid="01be6c28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1afa3d7" officeooo:paragraph-rsid="01afa3d7"/>
    </style:style>
    <style:style style:name="P128" style:family="paragraph" style:parent-style-name="Table_20_Contents">
      <style:paragraph-properties fo:text-align="start" style:justify-single-word="false"/>
      <style:text-properties fo:font-size="12pt" officeooo:rsid="01afa3d7" officeooo:paragraph-rsid="01be6c28"/>
    </style:style>
    <style:style style:name="P129" style:family="paragraph" style:parent-style-name="Table_20_Contents">
      <style:paragraph-properties fo:text-align="start" style:justify-single-word="false"/>
      <style:text-properties fo:font-size="12pt" officeooo:rsid="01b14d0c" officeooo:paragraph-rsid="01b14d0c"/>
    </style:style>
    <style:style style:name="P130" style:family="paragraph" style:parent-style-name="Table_20_Contents">
      <style:paragraph-properties fo:text-align="start" style:justify-single-word="false"/>
      <style:text-properties fo:font-size="12pt" officeooo:rsid="01b14d0c" officeooo:paragraph-rsid="01b6e80f"/>
    </style:style>
    <style:style style:name="P131" style:family="paragraph" style:parent-style-name="Table_20_Contents">
      <style:paragraph-properties fo:text-align="start" style:justify-single-word="false"/>
      <style:text-properties fo:font-size="12pt" officeooo:rsid="01b14d0c" officeooo:paragraph-rsid="01be6c28"/>
    </style:style>
    <style:style style:name="P132" style:family="paragraph" style:parent-style-name="Table_20_Contents">
      <style:paragraph-properties fo:text-align="start" style:justify-single-word="false"/>
      <style:text-properties fo:font-size="12pt" officeooo:rsid="01b2fcba" officeooo:paragraph-rsid="01b2fcba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1b2fcba" officeooo:paragraph-rsid="01ba2343"/>
    </style:style>
    <style:style style:name="P134" style:family="paragraph" style:parent-style-name="Table_20_Contents">
      <style:paragraph-properties fo:text-align="start" style:justify-single-word="false"/>
      <style:text-properties fo:font-size="12pt" officeooo:rsid="01b3b9dd" officeooo:paragraph-rsid="01b3b9dd"/>
    </style:style>
    <style:style style:name="P135" style:family="paragraph" style:parent-style-name="Table_20_Contents">
      <style:paragraph-properties fo:text-align="start" style:justify-single-word="false"/>
      <style:text-properties fo:font-size="12pt" officeooo:rsid="01b3b9dd" officeooo:paragraph-rsid="01ba2343"/>
    </style:style>
    <style:style style:name="P136" style:family="paragraph" style:parent-style-name="Table_20_Contents">
      <style:paragraph-properties fo:text-align="start" style:justify-single-word="false"/>
      <style:text-properties fo:font-size="12pt" officeooo:rsid="01b3b9dd" officeooo:paragraph-rsid="01be6c28"/>
    </style:style>
    <style:style style:name="P137" style:family="paragraph" style:parent-style-name="Table_20_Contents">
      <style:paragraph-properties fo:text-align="start" style:justify-single-word="false"/>
      <style:text-properties fo:font-size="12pt" officeooo:rsid="01bb14a1" officeooo:paragraph-rsid="01bb14a1"/>
    </style:style>
    <style:style style:name="P138" style:family="paragraph" style:parent-style-name="Table_20_Contents">
      <style:paragraph-properties fo:text-align="start" style:justify-single-word="false"/>
      <style:text-properties fo:font-size="12pt" officeooo:rsid="01c1bf4c" officeooo:paragraph-rsid="01c1bf4c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1c316a6" officeooo:paragraph-rsid="01c316a6"/>
    </style:style>
    <style:style style:name="P140" style:family="paragraph" style:parent-style-name="Table_20_Contents">
      <style:text-properties fo:color="#ff6600" fo:font-style="normal" fo:font-weight="normal" officeooo:rsid="016440c7" officeooo:paragraph-rsid="018ede9f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color="#ff6600" fo:font-style="normal" fo:font-weight="normal" officeooo:rsid="00eed0d3" officeooo:paragraph-rsid="016313f6" style:font-style-asian="normal" style:font-weight-asian="normal" style:font-style-complex="normal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1cfdecb" style:font-style-asian="normal" style:font-weight-asian="normal" style:font-style-complex="normal" style:font-weight-complex="normal"/>
    </style:style>
    <style:style style:name="P143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22ac05d" style:font-style-asian="normal" style:font-weight-asian="normal" style:font-style-complex="normal" style:font-weight-complex="normal"/>
    </style:style>
    <style:style style:name="P144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1da899d" style:font-style-asian="normal" style:font-weight-asian="normal" style:font-style-complex="normal" style:font-weight-complex="normal"/>
    </style:style>
    <style:style style:name="P145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22ac05d" style:font-style-asian="normal" style:font-weight-asian="normal" style:font-style-complex="normal" style:font-weight-complex="normal"/>
    </style:style>
    <style:style style:name="P146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1d304bd" style:font-style-asian="normal" style:font-weight-asian="normal" style:font-style-complex="normal" style:font-weight-complex="normal"/>
    </style:style>
    <style:style style:name="P147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22ac05d" style:font-style-asian="normal" style:font-weight-asian="normal" style:font-style-complex="normal" style:font-weight-complex="normal"/>
    </style:style>
    <style:style style:name="P148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1d4bb3b" style:font-style-asian="normal" style:font-weight-asian="normal" style:font-style-complex="normal" style:font-weight-complex="normal"/>
    </style:style>
    <style:style style:name="P149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22ac05d" style:font-style-asian="normal" style:font-weight-asian="normal" style:font-style-complex="normal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a9fd8" officeooo:paragraph-rsid="01da9fd8" style:font-style-asian="normal" style:font-weight-asian="normal" style:font-style-complex="normal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a9fd8" officeooo:paragraph-rsid="022ac05d" style:font-style-asian="normal" style:font-weight-asian="normal" style:font-style-complex="normal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cf9c4" officeooo:paragraph-rsid="01dcf9c4" style:font-style-asian="normal" style:font-weight-asian="normal" style:font-style-complex="normal" style:font-weight-complex="normal"/>
    </style:style>
    <style:style style:name="P153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cf9c4" officeooo:paragraph-rsid="022ac05d" style:font-style-asian="normal" style:font-weight-asian="normal" style:font-style-complex="normal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31b38" officeooo:paragraph-rsid="01e31b38" style:font-style-asian="normal" style:font-weight-asian="normal" style:font-style-complex="normal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31b38" officeooo:paragraph-rsid="022ac05d" style:font-style-asian="normal" style:font-weight-asian="normal" style:font-style-complex="normal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4b0b" officeooo:paragraph-rsid="01de4b0b" style:font-style-asian="normal" style:font-weight-asian="normal" style:font-style-complex="normal" style:font-weight-complex="normal"/>
    </style:style>
    <style:style style:name="P157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4b0b" officeooo:paragraph-rsid="022ac05d" style:font-style-asian="normal" style:font-weight-asian="normal" style:font-style-complex="normal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8217" officeooo:paragraph-rsid="01de8217" style:font-style-asian="normal" style:font-weight-asian="normal" style:font-style-complex="normal" style:font-weight-complex="normal"/>
    </style:style>
    <style:style style:name="P159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8217" officeooo:paragraph-rsid="022ac05d" style:font-style-asian="normal" style:font-weight-asian="normal" style:font-style-complex="normal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9efb" officeooo:paragraph-rsid="01e126a7" style:font-style-asian="normal" style:font-weight-asian="normal" style:font-style-complex="normal" style:font-weight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9efb" officeooo:paragraph-rsid="022ac05d" style:font-style-asian="normal" style:font-weight-asian="normal" style:font-style-complex="normal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e7ad" officeooo:paragraph-rsid="01e126a7" style:font-style-asian="normal" style:font-weight-asian="normal" style:font-style-complex="normal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e7ad" officeooo:paragraph-rsid="022ac05d" style:font-style-asian="normal" style:font-weight-asian="normal" style:font-style-complex="normal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126a7" style:font-style-asian="normal" style:font-weight-asian="normal" style:font-style-complex="normal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9b82b" style:font-style-asian="normal" style:font-weight-asian="normal" style:font-style-complex="normal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de9efb" style:font-style-asian="normal" style:font-weight-asian="normal" style:font-style-complex="normal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03066" officeooo:paragraph-rsid="022ac05d" style:font-style-asian="normal" style:font-weight-asian="normal" style:font-style-complex="normal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71851" style:font-style-asian="normal" style:font-weight-asian="normal" style:font-style-complex="normal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9b82b" style:font-style-asian="normal" style:font-weight-asian="normal" style:font-style-complex="normal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4b842" officeooo:paragraph-rsid="022ac05d" style:font-style-asian="normal" style:font-weight-asian="normal" style:font-style-complex="normal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ee8f" officeooo:paragraph-rsid="01e71851" style:font-style-asian="normal" style:font-weight-asian="normal" style:font-style-complex="normal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4ee8f" officeooo:paragraph-rsid="022ac05d" style:font-style-asian="normal" style:font-weight-asian="normal" style:font-style-complex="normal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88590" officeooo:paragraph-rsid="01e88590" style:font-style-asian="normal" style:font-weight-asian="normal" style:font-style-complex="normal" style:font-weight-complex="normal"/>
    </style:style>
    <style:style style:name="P174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88590" officeooo:paragraph-rsid="022ac05d" style:font-style-asian="normal" style:font-weight-asian="normal" style:font-style-complex="normal" style:font-weight-complex="normal"/>
    </style:style>
    <style:style style:name="P175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176" style:family="paragraph" style:parent-style-name="Standard" style:list-style-name="L5">
      <style:paragraph-properties fo:text-align="start" style:justify-single-word="false"/>
      <style:text-properties fo:color="#000000" fo:font-size="12pt" fo:font-style="normal" fo:font-weight="normal" officeooo:rsid="01cdda5b" officeooo:paragraph-rsid="022ac05d" style:font-style-asian="normal" style:font-weight-asian="normal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22ac05d" style:font-style-asian="normal" style:font-weight-asian="normal" style:font-style-complex="normal" style:font-weight-complex="normal"/>
    </style:style>
    <style:style style:name="P178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f32d1" officeooo:paragraph-rsid="01cf32d1" style:font-style-asian="normal" style:font-weight-asian="normal" style:font-style-complex="normal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fo:color="#000000" fo:font-size="12pt" fo:font-style="normal" fo:font-weight="normal" officeooo:rsid="01cf32d1" officeooo:paragraph-rsid="022ac05d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f32d1" officeooo:paragraph-rsid="022ac05d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dabc8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be6c28" style:font-style-asian="normal" style:font-weight-asian="normal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22ac05d" style:font-style-asian="normal" style:font-weight-asian="normal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8e4ff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24af458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text-align="center" style:justify-single-word="false"/>
      <style:text-properties fo:color="#000000" fo:font-size="12pt" fo:font-style="normal" fo:font-weight="normal" officeooo:rsid="011fd1d1" officeooo:paragraph-rsid="01f1c956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e6c28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2163c85" style:font-style-asian="normal" style:font-weight-asian="normal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2269fcc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cf888" officeooo:paragraph-rsid="02163c85" style:font-style-asian="normal" style:font-weight-asian="normal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2163c85" style:font-style-asian="normal" style:font-weight-asian="normal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2163c85" style:font-style-asian="normal" style:font-weight-asian="normal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2269fcc" style:font-style-asian="normal" style:font-weight-asian="normal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2163c85" style:font-style-asian="normal" style:font-weight-asian="normal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2269fcc" style:font-style-asian="normal" style:font-weight-asian="normal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2163c85" style:font-style-asian="normal" style:font-weight-asian="normal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1e6c03" officeooo:paragraph-rsid="021e6c03" style:font-style-asian="normal" style:font-weight-asian="normal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255580" officeooo:paragraph-rsid="02255580" style:font-style-asian="normal" style:font-weight-asian="normal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255580" officeooo:paragraph-rsid="02269fcc" style:font-style-asian="normal" style:font-weight-asian="normal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a41ee" style:font-style-asian="normal" style:font-weight-asian="normal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22ac05d" style:font-style-asian="normal" style:font-weight-asian="normal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e71851" style:font-style-asian="normal" style:font-weight-asian="normal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22ac05d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71851" officeooo:paragraph-rsid="022ac05d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color="#000000" fo:font-size="12pt" fo:font-style="normal" fo:font-weight="normal" officeooo:rsid="0104c8be" officeooo:paragraph-rsid="024af458" style:font-style-asian="normal" style:font-weight-asian="normal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48d871" officeooo:paragraph-rsid="013dabc8" style:font-style-asian="normal" style:font-weight-asian="normal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543a11" officeooo:paragraph-rsid="02543a11" style:font-style-asian="normal" style:font-weight-asian="normal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22ac05d" style:font-style-asian="normal" style:font-weight-asian="bold" style:font-style-complex="normal" style:font-weight-complex="bold"/>
    </style:style>
    <style:style style:name="P21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2163c85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2163c85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2269fcc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2163c85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2269fcc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2163c85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2163c85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2269fcc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04363" officeooo:paragraph-rsid="02204363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69fcc" officeooo:paragraph-rsid="02269fcc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22ac05d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22ac05d" style:font-style-asian="normal" style:font-weight-asian="bold" style:font-style-complex="normal" style:font-weight-complex="bold"/>
    </style:style>
    <style:style style:name="P222" style:family="paragraph" style:parent-style-name="Standard">
      <style:text-properties fo:color="#000000" fo:font-size="10pt" fo:font-style="normal" fo:font-weight="normal" officeooo:rsid="0104c38a" officeooo:paragraph-rsid="024af458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color="#000000" fo:font-size="10pt" fo:font-style="normal" fo:font-weight="normal" officeooo:rsid="0105a571" officeooo:paragraph-rsid="024af458" style:font-style-asian="normal" style:font-weight-asian="normal" style:font-style-complex="normal" style:font-weight-complex="normal"/>
    </style:style>
    <style:style style:name="P224" style:family="paragraph" style:parent-style-name="Standard">
      <style:paragraph-properties fo:text-align="center" style:justify-single-word="false"/>
      <style:text-properties fo:font-style="normal" fo:font-weight="bold" officeooo:rsid="00507deb" officeooo:paragraph-rsid="00507deb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text-align="center" style:justify-single-word="false"/>
      <style:text-properties fo:font-style="normal" fo:font-weight="bold" officeooo:rsid="02166a88" officeooo:paragraph-rsid="02166a88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24af458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text-align="start" style:justify-single-word="false"/>
      <style:text-properties fo:color="#ff3333" fo:font-size="12pt" fo:font-style="italic" fo:font-weight="normal" officeooo:rsid="01acf888" officeooo:paragraph-rsid="02163c85" style:font-style-asian="italic" style:font-weight-asian="normal" style:font-style-complex="italic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2163c85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weight="normal" officeooo:rsid="01a8e086" officeooo:paragraph-rsid="0205936e" style:font-weight-asian="normal" style:font-weight-complex="normal"/>
    </style:style>
    <style:style style:name="P230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24af458" style:font-style-asian="italic" style:font-weight-asian="normal" style:font-style-complex="italic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9e067" officeooo:paragraph-rsid="0240acd6" style:font-weight-asian="normal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2163c85"/>
    </style:style>
    <style:style style:name="P233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2269fcc"/>
    </style:style>
    <style:style style:name="P234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2163c85"/>
    </style:style>
    <style:style style:name="P235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2269fcc"/>
    </style:style>
    <style:style style:name="P236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2163c85"/>
    </style:style>
    <style:style style:name="P237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2269fcc"/>
    </style:style>
    <style:style style:name="P238" style:family="paragraph" style:parent-style-name="Table_20_Contents">
      <style:paragraph-properties fo:text-align="start" style:justify-single-word="false"/>
      <style:text-properties fo:font-size="12pt" officeooo:rsid="00e53ba1" officeooo:paragraph-rsid="02163c85"/>
    </style:style>
    <style:style style:name="P239" style:family="paragraph" style:parent-style-name="Table_20_Contents">
      <style:paragraph-properties fo:text-align="start" style:justify-single-word="false"/>
      <style:text-properties fo:font-size="12pt" officeooo:rsid="00e53ba1" officeooo:paragraph-rsid="02269fcc"/>
    </style:style>
    <style:style style:name="P240" style:family="paragraph" style:parent-style-name="Table_20_Contents">
      <style:paragraph-properties fo:text-align="start" style:justify-single-word="false"/>
      <style:text-properties fo:font-size="12pt" officeooo:rsid="01b14d0c" officeooo:paragraph-rsid="02163c85"/>
    </style:style>
    <style:style style:name="P241" style:family="paragraph" style:parent-style-name="Table_20_Contents">
      <style:paragraph-properties fo:text-align="start" style:justify-single-word="false"/>
      <style:text-properties fo:font-size="12pt" officeooo:rsid="01b14d0c" officeooo:paragraph-rsid="02269fcc"/>
    </style:style>
    <style:style style:name="P242" style:family="paragraph" style:parent-style-name="Table_20_Contents">
      <style:paragraph-properties fo:text-align="start" style:justify-single-word="false"/>
      <style:text-properties fo:font-size="12pt" officeooo:rsid="0058625e" officeooo:paragraph-rsid="02163c85"/>
    </style:style>
    <style:style style:name="P243" style:family="paragraph" style:parent-style-name="Table_20_Contents">
      <style:paragraph-properties fo:text-align="start" style:justify-single-word="false"/>
      <style:text-properties fo:font-size="12pt" officeooo:rsid="0058625e" officeooo:paragraph-rsid="02269fcc"/>
    </style:style>
    <style:style style:name="P244" style:family="paragraph" style:parent-style-name="Table_20_Contents">
      <style:paragraph-properties fo:text-align="start" style:justify-single-word="false"/>
      <style:text-properties fo:font-size="12pt" officeooo:rsid="01afa3d7" officeooo:paragraph-rsid="02163c85"/>
    </style:style>
    <style:style style:name="P245" style:family="paragraph" style:parent-style-name="Table_20_Contents">
      <style:paragraph-properties fo:text-align="start" style:justify-single-word="false"/>
      <style:text-properties fo:font-size="12pt" officeooo:rsid="01b2fcba" officeooo:paragraph-rsid="02163c85"/>
    </style:style>
    <style:style style:name="P246" style:family="paragraph" style:parent-style-name="Table_20_Contents">
      <style:paragraph-properties fo:text-align="start" style:justify-single-word="false"/>
      <style:text-properties fo:font-size="12pt" officeooo:rsid="0168a4a4" officeooo:paragraph-rsid="02163c85"/>
    </style:style>
    <style:style style:name="P247" style:family="paragraph" style:parent-style-name="Table_20_Contents">
      <style:paragraph-properties fo:text-align="start" style:justify-single-word="false"/>
      <style:text-properties fo:font-size="12pt" officeooo:rsid="01913234" officeooo:paragraph-rsid="02163c85"/>
    </style:style>
    <style:style style:name="P248" style:family="paragraph" style:parent-style-name="Table_20_Contents">
      <style:paragraph-properties fo:text-align="start" style:justify-single-word="false"/>
      <style:text-properties fo:font-size="12pt" officeooo:rsid="01913234" officeooo:paragraph-rsid="02269fcc"/>
    </style:style>
    <style:style style:name="P249" style:family="paragraph" style:parent-style-name="Table_20_Contents">
      <style:paragraph-properties fo:text-align="start" style:justify-single-word="false"/>
      <style:text-properties fo:font-size="12pt" officeooo:rsid="01b3b9dd" officeooo:paragraph-rsid="02163c85"/>
    </style:style>
    <style:style style:name="P250" style:family="paragraph" style:parent-style-name="Table_20_Contents">
      <style:paragraph-properties fo:text-align="start" style:justify-single-word="false"/>
      <style:text-properties fo:font-size="12pt" officeooo:rsid="01b3b9dd" officeooo:paragraph-rsid="02269fcc"/>
    </style:style>
    <style:style style:name="P251" style:family="paragraph" style:parent-style-name="Table_20_Contents">
      <style:paragraph-properties fo:text-align="start" style:justify-single-word="false"/>
      <style:text-properties fo:font-size="12pt" officeooo:rsid="0169fef3" officeooo:paragraph-rsid="02163c85"/>
    </style:style>
    <style:style style:name="P252" style:family="paragraph" style:parent-style-name="Table_20_Contents">
      <style:paragraph-properties fo:text-align="start" style:justify-single-word="false"/>
      <style:text-properties fo:font-size="12pt" officeooo:rsid="0169fef3" officeooo:paragraph-rsid="02269fcc"/>
    </style:style>
    <style:style style:name="P253" style:family="paragraph" style:parent-style-name="Table_20_Contents">
      <style:paragraph-properties fo:text-align="start" style:justify-single-word="false"/>
      <style:text-properties fo:font-size="12pt" officeooo:rsid="01bb14a1" officeooo:paragraph-rsid="02163c85"/>
    </style:style>
    <style:style style:name="P254" style:family="paragraph" style:parent-style-name="Table_20_Contents">
      <style:paragraph-properties fo:text-align="start" style:justify-single-word="false"/>
      <style:text-properties fo:font-size="12pt" officeooo:rsid="01c1bf4c" officeooo:paragraph-rsid="02163c85"/>
    </style:style>
    <style:style style:name="P255" style:family="paragraph" style:parent-style-name="Table_20_Contents">
      <style:paragraph-properties fo:text-align="start" style:justify-single-word="false"/>
      <style:text-properties fo:font-size="12pt" officeooo:rsid="01c316a6" officeooo:paragraph-rsid="02163c85"/>
    </style:style>
    <style:style style:name="P256" style:family="paragraph" style:parent-style-name="Table_20_Contents">
      <style:paragraph-properties fo:text-align="start" style:justify-single-word="false"/>
      <style:text-properties fo:font-size="12pt" officeooo:rsid="0229f59b" officeooo:paragraph-rsid="0229f59b"/>
    </style:style>
    <style:style style:name="P257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7d3535" style:font-style-asian="italic" style:font-style-complex="italic"/>
    </style:style>
    <style:style style:name="T3" style:family="text">
      <style:text-properties fo:font-style="italic" officeooo:rsid="01ad3fde" style:font-style-asian="italic" style:font-style-complex="italic"/>
    </style:style>
    <style:style style:name="T4" style:family="text">
      <style:text-properties fo:font-style="italic" officeooo:rsid="01adfada" style:font-style-asian="italic" style:font-style-complex="italic"/>
    </style:style>
    <style:style style:name="T5" style:family="text">
      <style:text-properties fo:font-style="italic" officeooo:rsid="01b67a2b" style:font-style-asian="italic" style:font-style-complex="italic"/>
    </style:style>
    <style:style style:name="T6" style:family="text">
      <style:text-properties fo:font-style="italic" officeooo:rsid="01c8e4ff" style:font-style-asian="italic" style:font-style-complex="italic"/>
    </style:style>
    <style:style style:name="T7" style:family="text">
      <style:text-properties fo:font-style="italic" officeooo:rsid="01de8217" style:font-style-asian="italic" style:font-style-complex="italic"/>
    </style:style>
    <style:style style:name="T8" style:family="text">
      <style:text-properties fo:font-style="italic" officeooo:rsid="01e4b842" style:font-style-asian="italic" style:font-style-complex="italic"/>
    </style:style>
    <style:style style:name="T9" style:family="text">
      <style:text-properties fo:font-style="italic" officeooo:rsid="0219861e" style:font-style-asian="italic" style:font-style-complex="italic"/>
    </style:style>
    <style:style style:name="T10" style:family="text">
      <style:text-properties fo:font-style="italic" officeooo:rsid="021a2d03" style:font-style-asian="italic" style:font-style-complex="italic"/>
    </style:style>
    <style:style style:name="T11" style:family="text">
      <style:text-properties fo:font-style="italic" officeooo:rsid="021bfe4a" style:font-style-asian="italic" style:font-style-complex="italic"/>
    </style:style>
    <style:style style:name="T12" style:family="text">
      <style:text-properties fo:font-style="italic" officeooo:rsid="022649f6" style:font-style-asian="italic" style:font-style-complex="italic"/>
    </style:style>
    <style:style style:name="T13" style:family="text">
      <style:text-properties fo:font-style="italic" officeooo:rsid="022adb7f" style:font-style-asian="italic" style:font-style-complex="italic"/>
    </style:style>
    <style:style style:name="T14" style:family="text">
      <style:text-properties fo:font-style="italic" officeooo:rsid="022b8e5f" style:font-style-asian="italic" style:font-style-complex="italic"/>
    </style:style>
    <style:style style:name="T15" style:family="text">
      <style:text-properties fo:font-style="italic" officeooo:rsid="022c741f" style:font-style-asian="italic" style:font-style-complex="italic"/>
    </style:style>
    <style:style style:name="T16" style:family="text">
      <style:text-properties fo:font-style="italic" officeooo:rsid="02315fd4" style:font-style-asian="italic" style:font-style-complex="italic"/>
    </style:style>
    <style:style style:name="T17" style:family="text">
      <style:text-properties officeooo:rsid="000ccf89"/>
    </style:style>
    <style:style style:name="T18" style:family="text">
      <style:text-properties officeooo:rsid="00127db2"/>
    </style:style>
    <style:style style:name="T19" style:family="text">
      <style:text-properties officeooo:rsid="00132573"/>
    </style:style>
    <style:style style:name="T20" style:family="text">
      <style:text-properties officeooo:rsid="001e4bb8"/>
    </style:style>
    <style:style style:name="T21" style:family="text">
      <style:text-properties fo:font-size="16pt"/>
    </style:style>
    <style:style style:name="T22" style:family="text">
      <style:text-properties fo:font-size="16pt" officeooo:rsid="002b81db"/>
    </style:style>
    <style:style style:name="T23" style:family="text">
      <style:text-properties fo:font-size="16pt" officeooo:rsid="01f06a63"/>
    </style:style>
    <style:style style:name="T24" style:family="text">
      <style:text-properties fo:font-size="16pt" officeooo:rsid="01f1c956"/>
    </style:style>
    <style:style style:name="T25" style:family="text">
      <style:text-properties fo:font-size="16pt" fo:font-weight="bold" officeooo:rsid="01cb6e94" style:font-weight-asian="bold" style:font-weight-complex="bold"/>
    </style:style>
    <style:style style:name="T26" style:family="text">
      <style:text-properties fo:font-size="16pt" fo:font-weight="bold" officeooo:rsid="02348c0a" style:font-weight-asian="bold" style:font-weight-complex="bold"/>
    </style:style>
    <style:style style:name="T27" style:family="text">
      <style:text-properties fo:color="#000000"/>
    </style:style>
    <style:style style:name="T28" style:family="text">
      <style:text-properties fo:color="#000000" fo:font-size="16pt"/>
    </style:style>
    <style:style style:name="T29" style:family="text">
      <style:text-properties fo:color="#000000" fo:font-size="16pt" officeooo:rsid="01fda9b2"/>
    </style:style>
    <style:style style:name="T30" style:family="text">
      <style:text-properties fo:color="#000000" fo:font-size="16pt" officeooo:rsid="021663e0"/>
    </style:style>
    <style:style style:name="T31" style:family="text">
      <style:text-properties fo:color="#000000" officeooo:rsid="003aca63"/>
    </style:style>
    <style:style style:name="T32" style:family="text">
      <style:text-properties fo:color="#000000" officeooo:rsid="01acf888"/>
    </style:style>
    <style:style style:name="T33" style:family="text">
      <style:text-properties fo:color="#000000" fo:font-style="italic" officeooo:rsid="01ad3fde" style:font-style-asian="italic" style:font-style-complex="italic"/>
    </style:style>
    <style:style style:name="T34" style:family="text">
      <style:text-properties fo:color="#000000" fo:font-style="italic" officeooo:rsid="01adfada" style:font-style-asian="italic" style:font-style-complex="italic"/>
    </style:style>
    <style:style style:name="T35" style:family="text">
      <style:text-properties fo:color="#000000" fo:font-style="italic" officeooo:rsid="0217a18f" style:font-style-asian="italic" style:font-style-complex="italic"/>
    </style:style>
    <style:style style:name="T36" style:family="text">
      <style:text-properties fo:color="#000000" fo:font-style="italic" officeooo:rsid="02191461" style:font-style-asian="italic" style:font-style-complex="italic"/>
    </style:style>
    <style:style style:name="T37" style:family="text">
      <style:text-properties fo:font-size="12pt"/>
    </style:style>
    <style:style style:name="T38" style:family="text">
      <style:text-properties fo:font-size="12pt" officeooo:rsid="00cb2246"/>
    </style:style>
    <style:style style:name="T39" style:family="text">
      <style:text-properties fo:font-size="12pt" officeooo:rsid="01074f16"/>
    </style:style>
    <style:style style:name="T40" style:family="text">
      <style:text-properties fo:font-size="12pt" officeooo:rsid="01c57727"/>
    </style:style>
    <style:style style:name="T41" style:family="text">
      <style:text-properties fo:font-size="12pt" officeooo:rsid="01c70b94"/>
    </style:style>
    <style:style style:name="T42" style:family="text">
      <style:text-properties fo:font-size="12pt" officeooo:rsid="01f578ee"/>
    </style:style>
    <style:style style:name="T43" style:family="text">
      <style:text-properties fo:font-size="12pt" fo:font-weight="normal" style:font-weight-asian="normal" style:font-weight-complex="normal"/>
    </style:style>
    <style:style style:name="T44" style:family="text">
      <style:text-properties fo:font-size="12pt" fo:font-weight="normal" officeooo:rsid="00e4795f" style:font-weight-asian="normal" style:font-weight-complex="normal"/>
    </style:style>
    <style:style style:name="T45" style:family="text">
      <style:text-properties fo:font-size="12pt" fo:font-weight="normal" officeooo:rsid="00e2dc2a" style:font-weight-asian="normal" style:font-weight-complex="normal"/>
    </style:style>
    <style:style style:name="T46" style:family="text">
      <style:text-properties officeooo:rsid="00e53ba1"/>
    </style:style>
    <style:style style:name="T47" style:family="text">
      <style:text-properties officeooo:rsid="00e8f22e"/>
    </style:style>
    <style:style style:name="T48" style:family="text">
      <style:text-properties officeooo:rsid="0151afd4"/>
    </style:style>
    <style:style style:name="T49" style:family="text">
      <style:text-properties officeooo:rsid="01531f7f"/>
    </style:style>
    <style:style style:name="T50" style:family="text">
      <style:text-properties officeooo:rsid="016313f6"/>
    </style:style>
    <style:style style:name="T51" style:family="text">
      <style:text-properties officeooo:rsid="00eed0d3"/>
    </style:style>
    <style:style style:name="T52" style:family="text">
      <style:text-properties officeooo:rsid="0194385f"/>
    </style:style>
    <style:style style:name="T53" style:family="text">
      <style:text-properties officeooo:rsid="019663c4"/>
    </style:style>
    <style:style style:name="T54" style:family="text">
      <style:text-properties officeooo:rsid="0196cf31"/>
    </style:style>
    <style:style style:name="T55" style:family="text">
      <style:text-properties officeooo:rsid="0197dfbd"/>
    </style:style>
    <style:style style:name="T56" style:family="text">
      <style:text-properties officeooo:rsid="019abe33"/>
    </style:style>
    <style:style style:name="T57" style:family="text">
      <style:text-properties officeooo:rsid="019bed38"/>
    </style:style>
    <style:style style:name="T58" style:family="text">
      <style:text-properties officeooo:rsid="019e594d"/>
    </style:style>
    <style:style style:name="T59" style:family="text">
      <style:text-properties officeooo:rsid="01a5930d"/>
    </style:style>
    <style:style style:name="T60" style:family="text">
      <style:text-properties officeooo:rsid="01aac3ae"/>
    </style:style>
    <style:style style:name="T61" style:family="text">
      <style:text-properties officeooo:rsid="01ba2343"/>
    </style:style>
    <style:style style:name="T62" style:family="text">
      <style:text-properties officeooo:rsid="01bfba22"/>
    </style:style>
    <style:style style:name="T63" style:family="text">
      <style:text-properties officeooo:rsid="01c17582"/>
    </style:style>
    <style:style style:name="T64" style:family="text">
      <style:text-properties officeooo:rsid="01c1bf4c"/>
    </style:style>
    <style:style style:name="T65" style:family="text">
      <style:text-properties officeooo:rsid="01c57727"/>
    </style:style>
    <style:style style:name="T66" style:family="text">
      <style:text-properties officeooo:rsid="01c8e4ff"/>
    </style:style>
    <style:style style:name="T67" style:family="text">
      <style:text-properties officeooo:rsid="01c950b4"/>
    </style:style>
    <style:style style:name="T68" style:family="text">
      <style:text-properties officeooo:rsid="01cc44fa"/>
    </style:style>
    <style:style style:name="T69" style:family="text">
      <style:text-properties officeooo:rsid="01cf32d1"/>
    </style:style>
    <style:style style:name="T70" style:family="text">
      <style:text-properties officeooo:rsid="01d159c9"/>
    </style:style>
    <style:style style:name="T71" style:family="text">
      <style:text-properties officeooo:rsid="01de180c"/>
    </style:style>
    <style:style style:name="T72" style:family="text">
      <style:text-properties officeooo:rsid="01dee7ad"/>
    </style:style>
    <style:style style:name="T73" style:family="text">
      <style:text-properties officeooo:rsid="01e03066"/>
    </style:style>
    <style:style style:name="T74" style:family="text">
      <style:text-properties officeooo:rsid="01e4b842"/>
    </style:style>
    <style:style style:name="T75" style:family="text">
      <style:text-properties officeooo:rsid="01e5666b"/>
    </style:style>
    <style:style style:name="T76" style:family="text">
      <style:text-properties officeooo:rsid="01f89e25"/>
    </style:style>
    <style:style style:name="T77" style:family="text">
      <style:text-properties officeooo:rsid="01f9cc42"/>
    </style:style>
    <style:style style:name="T78" style:family="text">
      <style:text-properties officeooo:rsid="02087d55"/>
    </style:style>
    <style:style style:name="T79" style:family="text">
      <style:text-properties officeooo:rsid="020d4de5"/>
    </style:style>
    <style:style style:name="T80" style:family="text">
      <style:text-properties officeooo:rsid="020dd519"/>
    </style:style>
    <style:style style:name="T81" style:family="text">
      <style:text-properties officeooo:rsid="0210e44a"/>
    </style:style>
    <style:style style:name="T82" style:family="text">
      <style:text-properties officeooo:rsid="0211a5c4"/>
    </style:style>
    <style:style style:name="T83" style:family="text">
      <style:text-properties officeooo:rsid="02255580"/>
    </style:style>
    <style:style style:name="T84" style:family="text">
      <style:text-properties officeooo:rsid="02269fcc"/>
    </style:style>
    <style:style style:name="T85" style:family="text">
      <style:text-properties officeooo:rsid="022ac05d"/>
    </style:style>
    <style:style style:name="T86" style:family="text">
      <style:text-properties officeooo:rsid="022b8e5f"/>
    </style:style>
    <style:style style:name="T87" style:family="text">
      <style:text-properties officeooo:rsid="022f731e"/>
    </style:style>
    <style:style style:name="T88" style:family="text">
      <style:text-properties officeooo:rsid="02332207"/>
    </style:style>
    <style:style style:name="T89" style:family="text">
      <style:text-properties officeooo:rsid="02348c0a"/>
    </style:style>
    <style:style style:name="T90" style:family="text">
      <style:text-properties officeooo:rsid="0235c5a5"/>
    </style:style>
    <style:style style:name="T91" style:family="text">
      <style:text-properties officeooo:rsid="02371bd1"/>
    </style:style>
    <style:style style:name="T92" style:family="text">
      <style:text-properties officeooo:rsid="02383686"/>
    </style:style>
    <style:style style:name="T93" style:family="text">
      <style:text-properties officeooo:rsid="02390384"/>
    </style:style>
    <style:style style:name="T94" style:family="text">
      <style:text-properties officeooo:rsid="023aa076"/>
    </style:style>
    <style:style style:name="T95" style:family="text">
      <style:text-properties officeooo:rsid="0240ac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1">Installation Details</text:p>
      <text:p text:style-name="P41"/>
      <text:p text:style-name="P42">The following dependencies needs to be installed to run the application. The operating system required is Ubuntu <text:span text:style-name="T48">16.04</text:span></text:p>
      <text:p text:style-name="P42"/>
      <text:p text:style-name="P43">1. Python <text:span text:style-name="T52">3.6.5</text:span></text:p>
      <text:p text:style-name="P42"><text:tab/>Python packages : </text:p>
      <text:p text:style-name="P44"><text:tab/><text:tab/>pip : 18.0</text:p>
      <text:p text:style-name="P44"><text:tab/><text:tab/><text:span text:style-name="T55">web3 : 4.6.0</text:span><text:tab/><text:tab/></text:p>
      <text:p text:style-name="P42"><text:tab/><text:tab/>requests : 2.1<text:span text:style-name="T48">9</text:span>.<text:span text:style-name="T48">1</text:span></text:p>
      <text:p text:style-name="P42"><text:tab/><text:tab/>redis : 2.10.<text:span text:style-name="T48">6</text:span></text:p>
      <text:p text:style-name="P42"><text:tab/><text:tab/><text:span text:style-name="T48">Django : 1.11</text:span></text:p>
      <text:p text:style-name="P42"><text:tab/><text:tab/>APScheduler : 3.5.<text:span text:style-name="T53">3</text:span></text:p>
      <text:p text:style-name="P42"><text:tab/><text:tab/><text:span text:style-name="T54">pymysql :</text:span> <text:span text:style-name="T54">0.9.2</text:span></text:p>
      <text:p text:style-name="P42"><text:tab/><text:tab/><text:span text:style-name="T81">configparser : 3.5.0</text:span></text:p>
      <text:p text:style-name="P42"><text:tab/><text:tab/><text:span text:style-name="T81">logging : 0.5.1.2</text:span></text:p>
      <text:p text:style-name="P42"><text:tab/><text:tab/><text:span text:style-name="T82">python3-pika : 0.9.14</text:span></text:p>
      <text:p text:style-name="P42"/>
      <text:p text:style-name="P42"><text:span text:style-name="T48">2. </text:span>MySQL : 5.7.<text:span text:style-name="T48">23</text:span></text:p>
      <text:p text:style-name="P42"><text:span text:style-name="T49">3</text:span>. Redis server : 3.<text:span text:style-name="T49">0</text:span>.<text:span text:style-name="T49">6</text:span></text:p>
      <text:p text:style-name="P231">4. Apache : <text:span text:style-name="T95">2.4.18</text:span></text:p>
      <text:p text:style-name="P3"/>
      <text:p text:style-name="P4">Database Schema</text:p>
      <text:p text:style-name="P35"/>
      <text:p text:style-name="P36">Database Name: <text:span text:style-name="T56">eth_auxpay_py</text:span></text:p>
      <text:p text:style-name="P36"/>
      <text:p text:style-name="P35">SQL(MySQL) will be used as D<text:span text:style-name="T17">BMS</text:span>. <text:span text:style-name="T18">Following are the table schemas :</text:span></text:p>
      <text:p text:style-name="P1"/>
      <text:p text:style-name="P10">1. <text:span text:style-name="T57">erc_address_master</text:span><text:span text:style-name="T2"> </text:span>:</text:p>
      <text:p text:style-name="P10"/>
      <text:p text:style-name="P33">This Table stores the data for generated address</text:p>
      <text:p text:style-name="P10"/>
      <text:p text:style-name="P13">CREATE TABLE `erc_address_master` (</text:p>
      <text:p text:style-name="P13"><text:s text:c="2"/>`user_name` varchar(100) DEFAULT NULL,</text:p>
      <text:p text:style-name="P13"><text:s text:c="2"/>`address` varchar(500) DEFAULT NULL,</text:p>
      <text:p text:style-name="P13"><text:s text:c="2"/>`erc_token` varchar(100) DEFAULT NULL,</text:p>
      <text:p text:style-name="P13"><text:s text:c="2"/>`contract_address` varchar(500) DEFAULT NULL,</text:p>
      <text:p text:style-name="P13"><text:s text:c="2"/>`timestamp` datetime(6) DEFAULT NULL</text:p>
      <text:p text:style-name="P13">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<text:soft-page-break/></text:p>
      <text:p text:style-name="P11"><text:span text:style-name="T19">2</text:span>. <text:span text:style-name="T58">erc_transactions</text:span> :</text:p>
      <text:p text:style-name="P12"/>
      <text:p text:style-name="P32">This table stores the data for all the ERC Transactions</text:p>
      <text:p text:style-name="P14"/>
      <text:p text:style-name="P14">CREATE TABLE `erc_transactions` (</text:p>
      <text:p text:style-name="P14"><text:s text:c="2"/>`from_address` varchar(500) DEFAULT NULL,</text:p>
      <text:p text:style-name="P14"><text:s text:c="2"/>`to_address` varchar(500) DEFAULT NULL,</text:p>
      <text:p text:style-name="P14"><text:s text:c="2"/>`contract_address` varchar(500) DEFAULT NULL,</text:p>
      <text:p text:style-name="P14"><text:s text:c="2"/>`tx_hash` varchar(500) DEFAULT NULL,</text:p>
      <text:p text:style-name="P14"><text:s text:c="2"/>`bid_id` varchar(100) DEFAULT NULL,</text:p>
      <text:p text:style-name="P14"><text:s text:c="2"/>`confirmations` int(11) DEFAULT NULL,</text:p>
      <text:p text:style-name="P14"><text:s text:c="2"/>`block_number` int(11) DEFAULT NULL,</text:p>
      <text:p text:style-name="P14"><text:s text:c="2"/>`value` int(11) DEFAULT NULL,</text:p>
      <text:p text:style-name="P14"><text:s text:c="2"/>`flag` varchar(100) DEFAULT NULL,</text:p>
      <text:p text:style-name="P14"><text:s text:c="2"/>`sys_timestamp` datetime(6) DEFAULT NULL,</text:p>
      <text:p text:style-name="P14"><text:s text:c="2"/>UNIQUE KEY `tx_hash` (`tx_hash`)</text:p>
      <text:p text:style-name="P14">) </text:p>
      <text:p text:style-name="P2"><text:tab/></text:p>
      <text:p text:style-name="P27"/>
      <text:p text:style-name="P40"><text:span text:style-name="T20">3. server_logs</text:span> :</text:p>
      <text:p text:style-name="P31"/>
      <text:p text:style-name="P30">This table stores the data of all the requests that are coming to the server</text:p>
      <text:p text:style-name="P80"/>
      <text:p text:style-name="P21">CREATE TABLE `server_logs` (</text:p>
      <text:p text:style-name="P21"><text:s text:c="2"/>`requestID` int(11) NOT NULL AUTO_INCREMENT,</text:p>
      <text:p text:style-name="P21"><text:s text:c="2"/>`requestIP` varchar(100) DEFAULT NULL,</text:p>
      <text:p text:style-name="P21"><text:s text:c="2"/>`type` varchar(10) DEFAULT NULL,</text:p>
      <text:p text:style-name="P21"><text:s text:c="2"/>`url` varchar(500) DEFAULT NULL,</text:p>
      <text:p text:style-name="P21"><text:s text:c="2"/>`headers` varchar(500) DEFAULT NULL,</text:p>
      <text:p text:style-name="P21"><text:s text:c="2"/>`body` varchar(500) DEFAULT NULL,</text:p>
      <text:p text:style-name="P21"><text:s text:c="2"/>`response` varchar(500) DEFAULT NULL,</text:p>
      <text:p text:style-name="P21"><text:s text:c="2"/>`timestamp` datetime(6) DEFAULT NULL,</text:p>
      <text:p text:style-name="P21"><text:s text:c="2"/>PRIMARY KEY (`requestID`)</text:p>
      <text:p text:style-name="P21">)</text:p>
      <text:p text:style-name="P16"/>
      <text:p text:style-name="P17">4. notification_logs:</text:p>
      <text:p text:style-name="P17"/>
      <text:p text:style-name="P17">This table stores the log data for all the notification <text:span text:style-name="T59">sent to the users.</text:span></text:p>
      <text:p text:style-name="P17"/>
      <text:p text:style-name="P18">CREATE TABLE `notification_logs` (</text:p>
      <text:p text:style-name="P18"><text:s text:c="2"/>`id` int(11) NOT NULL AUTO_INCREMENT,</text:p>
      <text:p text:style-name="P18"><text:s text:c="2"/>`tx_hash` varchar(500) DEFAULT NULL,</text:p>
      <text:p text:style-name="P18"><text:s text:c="2"/>`notification_url` varchar(1000) DEFAULT NULL,</text:p>
      <text:p text:style-name="P18"><text:s text:c="2"/>`params` varchar(1000) DEFAULT NULL,</text:p>
      <text:p text:style-name="P18"><text:s text:c="2"/>`status` varchar(50) DEFAULT NULL,</text:p>
      <text:p text:style-name="P18"><text:s text:c="2"/>`timestamp` datetime(6) DEFAULT NULL,</text:p>
      <text:p text:style-name="P18"><text:s text:c="2"/>PRIMARY KEY (`id`)</text:p>
      <text:p text:style-name="P18">)</text:p>
      <text:p text:style-name="P18"/>
      <text:p text:style-name="P18"/>
      <text:p text:style-name="P8"/>
      <text:p text:style-name="P8"><text:soft-page-break/></text:p>
      <text:p text:style-name="P8"/>
      <text:p text:style-name="P8"/>
      <text:p text:style-name="P8"/>
      <text:p text:style-name="P19">5. error_logs :</text:p>
      <text:p text:style-name="P19"/>
      <text:p text:style-name="P34">This table stores the data for the error coming in the python scripts.</text:p>
      <text:p text:style-name="P34"/>
      <text:p text:style-name="P20">CREATE TABLE `error_logs` (</text:p>
      <text:p text:style-name="P20"><text:s text:c="2"/>`error_id` int(11) NOT NULL AUTO_INCREMENT,</text:p>
      <text:p text:style-name="P20"><text:s text:c="2"/>`category` varchar(100) DEFAULT NULL,</text:p>
      <text:p text:style-name="P20"><text:s text:c="2"/>`file_name` varchar(100) DEFAULT NULL,</text:p>
      <text:p text:style-name="P20"><text:s text:c="2"/>`error` varchar(1000) DEFAULT NULL,</text:p>
      <text:p text:style-name="P20"><text:s text:c="2"/>`meta` varchar(1000) DEFAULT NULL,</text:p>
      <text:p text:style-name="P20"><text:s text:c="2"/>`timestamp` datetime(6) DEFAULT NULL,</text:p>
      <text:p text:style-name="P20"><text:s text:c="2"/>PRIMARY KEY (`error_id`)</text:p>
      <text:p text:style-name="P20">)</text:p>
      <text:p text:style-name="P20"/>
      <text:p text:style-name="P22">6. user_master</text:p>
      <text:p text:style-name="P22"/>
      <text:p text:style-name="P22">This table stores the user Master data for validating Users</text:p>
      <text:p text:style-name="P22"/>
      <text:p text:style-name="P23">CREATE TABLE `user_master` (</text:p>
      <text:p text:style-name="P23"><text:s text:c="2"/>`user_name` varchar(100) NOT NULL,</text:p>
      <text:p text:style-name="P23"><text:s text:c="2"/>`token` varchar(500) DEFAULT NULL,</text:p>
      <text:p text:style-name="P23"><text:s text:c="2"/>`notification_url` varchar(1000) DEFAULT NULL,</text:p>
      <text:p text:style-name="P23"><text:s text:c="2"/>`app_key` varchar(500) DEFAULT NULL,</text:p>
      <text:p text:style-name="P23"><text:s text:c="2"/>`app_secret` varchar(500) DEFAULT NULL,</text:p>
      <text:p text:style-name="P23"><text:s text:c="2"/>PRIMARY KEY (`user_name`)</text:p>
      <text:p text:style-name="P23">)</text:p>
      <text:p text:style-name="P23"/>
      <text:p text:style-name="P24">7. <text:s/>address_master</text:p>
      <text:p text:style-name="P24"/>
      <text:p text:style-name="P24">This table stores etherum addresses <text:span text:style-name="T78">and encrypted private keys </text:span>of users</text:p>
      <text:p text:style-name="P24"/>
      <text:p text:style-name="P25">CREATE TABLE `address_master` (</text:p>
      <text:p text:style-name="P25"><text:s text:c="2"/>`user_name` varchar(100) DEFAULT NULL,</text:p>
      <text:p text:style-name="P25"><text:s text:c="2"/>`address` varchar(500) DEFAULT NULL,</text:p>
      <text:p text:style-name="P25"><text:s text:c="2"/>`private_key` varchar(500) DEFAULT NULL</text:p>
      <text:p text:style-name="P25">)</text:p>
      <text:p text:style-name="P25"/>
      <text:p text:style-name="P26">8. <text:span text:style-name="T79">eth_</text:span>transactions</text:p>
      <text:p text:style-name="P26"/>
      <text:p text:style-name="P26">This table stores the etherum transaction details</text:p>
      <text:p text:style-name="P26"/>
      <text:p text:style-name="P15">CREATE TABLE `e<text:span text:style-name="T80">th</text:span>_transactions` (</text:p>
      <text:p text:style-name="P15"><text:s text:c="2"/>`from_address` varchar(500) DEFAULT NULL,</text:p>
      <text:p text:style-name="P15"><text:s text:c="2"/>`to_address` varchar(500) DEFAULT NULL,</text:p>
      <text:p text:style-name="P15"><text:s text:c="2"/>`tx_hash` varchar(500) DEFAULT NULL,</text:p>
      <text:p text:style-name="P15"><text:s text:c="2"/>`bid_id` varchar(100) DEFAULT NULL,</text:p>
      <text:p text:style-name="P15"><text:s text:c="2"/>`confirmations` int(11) DEFAULT NULL,</text:p>
      <text:p text:style-name="P15"><text:s text:c="2"/>`block_number` int(11) DEFAULT NULL,</text:p>
      <text:p text:style-name="P15"><text:soft-page-break/><text:s text:c="2"/>`value` int(11) DEFAULT NULL,</text:p>
      <text:p text:style-name="P15"><text:s text:c="2"/>`flag` varchar(100) DEFAULT NULL,</text:p>
      <text:p text:style-name="P15"><text:s text:c="2"/>`sys_timestamp` datetime(6) DEFAULT NULL,</text:p>
      <text:p text:style-name="P15"><text:s text:c="2"/>UNIQUE KEY `tx_hash` (`tx_hash`)</text:p>
      <text:p text:style-name="P15">) </text:p>
      <text:p text:style-name="P229"/>
      <text:p text:style-name="P9"/>
      <text:p text:style-name="P7"/>
      <text:p text:style-name="P5"><text:span text:style-name="T60">Private Key</text:span> Encryption</text:p>
      <text:p text:style-name="P83"/>
      <text:p text:style-name="P88"><text:span text:style-name="T43">1. Take SHA256 o</text:span><text:span text:style-name="T45">f</text:span><text:span text:style-name="T43"> User token</text:span></text:p>
      <text:p text:style-name="P99">2. Take first 8 and last 8 characters of step 1</text:p>
      <text:p text:style-name="P99">3. Take sha256 of step 2</text:p>
      <text:p text:style-name="P99">4. Take 10-25 characters of step 3</text:p>
      <text:p text:style-name="P97"><text:span text:style-name="T43">5. </text:span><text:span text:style-name="T44">Take </text:span><text:span text:style-name="T43">AES Encryption of </text:span><text:span text:style-name="T44">secret with the key generated in step 4.</text:span></text:p>
      <text:p text:style-name="P100"/>
      <text:p text:style-name="P98"><text:span text:style-name="T44">* </text:span><text:span text:style-name="T43">Exact Indexes for step 2 and 4 are mentioned in Conf.ini file</text:span></text:p>
      <text:p text:style-name="P94"/>
      <text:p text:style-name="P84">Token</text:p>
      <text:p text:style-name="P95"/>
      <text:p text:style-name="P95">Token is generated by taking uuid4 hex from uuid lib of python.</text:p>
      <text:p text:style-name="P94"/>
      <text:p text:style-name="P85">App Key</text:p>
      <text:p text:style-name="P96"/>
      <text:p text:style-name="P140">Appkey <text:span text:style-name="T51">is generated by taking uuid4 hex from uuid lib of python.</text:span></text:p>
      <text:p text:style-name="P96"/>
      <text:p text:style-name="P96"/>
      <text:p text:style-name="P85">App Secret</text:p>
      <text:p text:style-name="P96"/>
      <text:p text:style-name="P141"><text:span text:style-name="T50">App Secret </text:span>is generated by taking uuid4 hex from uuid lib of python.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224"><text:soft-page-break/><text:span text:style-name="T29">ERC - </text:span><text:span text:style-name="T30">API</text:span></text:p>
      <text:p text:style-name="P47"/>
      <text:p text:style-name="P93">Base URL : </text:p>
      <text:p text:style-name="P47"/>
      <text:p text:style-name="P37"><text:span text:style-name="T31">1. </text:span><text:span text:style-name="T32">Get Balance</text:span><text:span text:style-name="T27">s :</text:span></text:p>
      <text:p text:style-name="P62"><text:tab/></text:p>
      <text:p text:style-name="P38"><text:span text:style-name="T33">This method return the token balance </text:span><text:span text:style-name="T34">for the specified inputs.</text:span></text:p>
      <text:p text:style-name="P81"/>
      <text:p text:style-name="P81">BaseURL + /get_balance/</text:p>
      <text:p text:style-name="P60"/>
      <text:p text:style-name="P48">Inputs : </text:p>
      <text:p text:style-name="P48"><text:tab/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5">Fields</text:p>
          </table:table-cell>
          <table:table-cell table:style-name="Table4.A1" office:value-type="string">
            <text:p text:style-name="P110">Variable</text:p>
          </table:table-cell>
          <table:table-cell table:style-name="Table4.C1" office:value-type="string">
            <text:p text:style-name="P105">Comments</text:p>
          </table:table-cell>
        </table:table-row>
        <table:table-row>
          <table:table-cell table:style-name="Table4.A2" office:value-type="string">
            <text:p text:style-name="P116">User Name</text:p>
          </table:table-cell>
          <table:table-cell table:style-name="Table4.A2" office:value-type="string">
            <text:p text:style-name="P129">user_name</text:p>
          </table:table-cell>
          <table:table-cell table:style-name="Table4.C2" office:value-type="string">
            <text:p text:style-name="P102"><text:span text:style-name="T46">P</text:span>rovided at the time of registraion</text:p>
          </table:table-cell>
        </table:table-row>
        <table:table-row>
          <table:table-cell table:style-name="Table4.A2" office:value-type="string">
            <text:p text:style-name="P101">Token</text:p>
          </table:table-cell>
          <table:table-cell table:style-name="Table4.A2" office:value-type="string">
            <text:p text:style-name="P129">token</text:p>
          </table:table-cell>
          <table:table-cell table:style-name="Table4.C2" office:value-type="string">
            <text:p text:style-name="P101"><text:span text:style-name="T46">P</text:span>rovided at the time of registraion</text:p>
          </table:table-cell>
        </table:table-row>
        <table:table-row>
          <table:table-cell table:style-name="Table4.A2" office:value-type="string">
            <text:p text:style-name="P69">Address</text:p>
          </table:table-cell>
          <table:table-cell table:style-name="Table4.A2" office:value-type="string">
            <text:p text:style-name="P129">address</text:p>
          </table:table-cell>
          <table:table-cell table:style-name="Table4.C2" office:value-type="string">
            <text:p text:style-name="P127">User Address</text:p>
          </table:table-cell>
        </table:table-row>
        <table:table-row>
          <table:table-cell table:style-name="Table4.A2" office:value-type="string">
            <text:p text:style-name="P69">Contract Address</text:p>
          </table:table-cell>
          <table:table-cell table:style-name="Table4.A2" office:value-type="string">
            <text:p text:style-name="P129">contract_address</text:p>
          </table:table-cell>
          <table:table-cell table:style-name="Table4.C2" office:value-type="string">
            <text:p text:style-name="P127">ERC Contract Address</text:p>
          </table:table-cell>
        </table:table-row>
      </table:table>
      <text:p text:style-name="P49"><text:tab/></text:p>
      <text:p text:style-name="P49"/>
      <text:p text:style-name="P55">Output :</text:p>
      <text:p text:style-name="P5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6">Fields</text:p>
          </table:table-cell>
          <table:table-cell table:style-name="Table13.A1" office:value-type="string">
            <text:p text:style-name="P113">Variable</text:p>
          </table:table-cell>
          <table:table-cell table:style-name="Table13.C1" office:value-type="string">
            <text:p text:style-name="P106">Comments</text:p>
          </table:table-cell>
        </table:table-row>
        <table:table-row>
          <table:table-cell table:style-name="Table13.A2" office:value-type="string">
            <text:p text:style-name="P132">Balance/Error</text:p>
          </table:table-cell>
          <table:table-cell table:style-name="Table13.A2" office:value-type="string">
            <text:p text:style-name="P132">balance/error</text:p>
          </table:table-cell>
          <table:table-cell table:style-name="Table13.C2" office:value-type="string">
            <text:p text:style-name="P119"/>
          </table:table-cell>
        </table:table-row>
        <table:table-row>
          <table:table-cell table:style-name="Table13.A2" office:value-type="string">
            <text:p text:style-name="P124">status</text:p>
          </table:table-cell>
          <table:table-cell table:style-name="Table13.A2" office:value-type="string">
            <text:p text:style-name="P134">status</text:p>
          </table:table-cell>
          <table:table-cell table:style-name="Table13.C2" office:value-type="string">
            <text:p text:style-name="P121">HTTP Status of the request</text:p>
          </table:table-cell>
        </table:table-row>
      </table:table>
      <text:p text:style-name="P56"/>
      <text:p text:style-name="P59"/>
      <text:p text:style-name="P49"/>
      <text:p text:style-name="P65">2. <text:span text:style-name="T47">Get Fee</text:span> :</text:p>
      <text:p text:style-name="P67"/>
      <text:p text:style-name="P61"><text:span text:style-name="T3">This method return the </text:span><text:span text:style-name="T11">m</text:span><text:span text:style-name="T5">aximum transaction fee in ether</text:span><text:span text:style-name="T4"> </text:span><text:span text:style-name="T5">for transferring token.</text:span></text:p>
      <text:p text:style-name="P67"/>
      <text:p text:style-name="P51">Inputs :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7">Fields</text:p>
          </table:table-cell>
          <table:table-cell table:style-name="Table1.A1" office:value-type="string">
            <text:p text:style-name="P111">Variable</text:p>
          </table:table-cell>
          <table:table-cell table:style-name="Table1.C1" office:value-type="string">
            <text:p text:style-name="P107">Comments</text:p>
          </table:table-cell>
        </table:table-row>
        <table:table-row>
          <table:table-cell table:style-name="Table1.A2" office:value-type="string">
            <text:p text:style-name="P117">User Name</text:p>
          </table:table-cell>
          <table:table-cell table:style-name="Table1.A2" office:value-type="string">
            <text:p text:style-name="P130">user_name</text:p>
          </table:table-cell>
          <table:table-cell table:style-name="Table1.C2" office:value-type="string">
            <text:p text:style-name="P103"><text:span text:style-name="T46">P</text:span>rovided at the time of registraion</text:p>
          </table:table-cell>
        </table:table-row>
        <table:table-row>
          <table:table-cell table:style-name="Table1.A2" office:value-type="string">
            <text:p text:style-name="P103">Token</text:p>
          </table:table-cell>
          <table:table-cell table:style-name="Table1.A2" office:value-type="string">
            <text:p text:style-name="P130">token</text:p>
          </table:table-cell>
          <table:table-cell table:style-name="Table1.C2" office:value-type="string">
            <text:p text:style-name="P103"><text:span text:style-name="T46">P</text:span>rovided at the time of registraion</text:p>
          </table:table-cell>
        </table:table-row>
      </table:table>
      <text:p text:style-name="P53"/>
      <text:p text:style-name="P52"/>
      <text:p text:style-name="P57">Output :</text:p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8">Fields</text:p>
          </table:table-cell>
          <table:table-cell table:style-name="Table2.A1" office:value-type="string">
            <text:p text:style-name="P114">Variable</text:p>
          </table:table-cell>
          <table:table-cell table:style-name="Table2.C1" office:value-type="string">
            <text:p text:style-name="P108">Comments</text:p>
          </table:table-cell>
        </table:table-row>
        <table:table-row>
          <table:table-cell table:style-name="Table2.A2" office:value-type="string">
            <text:p text:style-name="P133"><text:span text:style-name="T61">Fee</text:span>/Error</text:p>
          </table:table-cell>
          <table:table-cell table:style-name="Table2.A2" office:value-type="string">
            <text:p text:style-name="P133"><text:span text:style-name="T61">fee</text:span>/error</text:p>
          </table:table-cell>
          <table:table-cell table:style-name="Table2.C2" office:value-type="string">
            <text:p text:style-name="P137">In ether</text:p>
          </table:table-cell>
        </table:table-row>
        <table:table-row>
          <table:table-cell table:style-name="Table2.A2" office:value-type="string">
            <text:p text:style-name="P125">status</text:p>
          </table:table-cell>
          <table:table-cell table:style-name="Table2.A2" office:value-type="string">
            <text:p text:style-name="P135">status</text:p>
          </table:table-cell>
          <table:table-cell table:style-name="Table2.C2" office:value-type="string">
            <text:p text:style-name="P122">HTTP Status of the request</text:p>
          </table:table-cell>
        </table:table-row>
      </table:table>
      <text:p text:style-name="P54"/>
      <text:p text:style-name="P52"/>
      <text:p text:style-name="P52"/>
      <text:p text:style-name="P66"><text:soft-page-break/><text:span text:style-name="T62">3</text:span>. <text:span text:style-name="T63">Forward Token</text:span> :</text:p>
      <text:p text:style-name="P68"/>
      <text:p text:style-name="P197"><text:span text:style-name="T5">T</text:span><text:span text:style-name="T1">his method is used for forawrding token from one address to another </text:span><text:span text:style-name="T12">and store it in erc_transactions table.</text:span></text:p>
      <text:p text:style-name="P187"/>
      <text:p text:style-name="P50">Inputs : </text:p>
      <text:p text:style-name="P50"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9">Fields</text:p>
          </table:table-cell>
          <table:table-cell table:style-name="Table3.A1" office:value-type="string">
            <text:p text:style-name="P112">Variable</text:p>
          </table:table-cell>
          <table:table-cell table:style-name="Table3.C1" office:value-type="string">
            <text:p text:style-name="P109">Comments</text:p>
          </table:table-cell>
        </table:table-row>
        <table:table-row>
          <table:table-cell table:style-name="Table3.A2" office:value-type="string">
            <text:p text:style-name="P118">User Name</text:p>
          </table:table-cell>
          <table:table-cell table:style-name="Table3.A2" office:value-type="string">
            <text:p text:style-name="P131">user_name</text:p>
          </table:table-cell>
          <table:table-cell table:style-name="Table3.C2" office:value-type="string">
            <text:p text:style-name="P104"><text:span text:style-name="T46">P</text:span>rovided at the time of registraion</text:p>
          </table:table-cell>
        </table:table-row>
        <table:table-row>
          <table:table-cell table:style-name="Table3.A2" office:value-type="string">
            <text:p text:style-name="P104">Token</text:p>
          </table:table-cell>
          <table:table-cell table:style-name="Table3.A2" office:value-type="string">
            <text:p text:style-name="P131">token</text:p>
          </table:table-cell>
          <table:table-cell table:style-name="Table3.C2" office:value-type="string">
            <text:p text:style-name="P104"><text:span text:style-name="T46">P</text:span>rovided at the time of registraion</text:p>
          </table:table-cell>
        </table:table-row>
        <table:table-row>
          <table:table-cell table:style-name="Table3.A2" office:value-type="string">
            <text:p text:style-name="P70"><text:span text:style-name="T64">From </text:span>Address</text:p>
          </table:table-cell>
          <table:table-cell table:style-name="Table3.A2" office:value-type="string">
            <text:p text:style-name="P131"><text:span text:style-name="T64">from_</text:span>address</text:p>
          </table:table-cell>
          <table:table-cell table:style-name="Table3.C2" office:value-type="string">
            <text:p text:style-name="P128">User Address</text:p>
          </table:table-cell>
        </table:table-row>
        <table:table-row>
          <table:table-cell table:style-name="Table3.A2" office:value-type="string">
            <text:p text:style-name="P71">To Address</text:p>
          </table:table-cell>
          <table:table-cell table:style-name="Table3.A2" office:value-type="string">
            <text:p text:style-name="P138">to_address</text:p>
          </table:table-cell>
          <table:table-cell table:style-name="Table3.C2" office:value-type="string">
            <text:p text:style-name="P138">User Address</text:p>
          </table:table-cell>
        </table:table-row>
        <table:table-row>
          <table:table-cell table:style-name="Table3.A2" office:value-type="string">
            <text:p text:style-name="P71">Value</text:p>
          </table:table-cell>
          <table:table-cell table:style-name="Table3.A2" office:value-type="string">
            <text:p text:style-name="P138">value</text:p>
          </table:table-cell>
          <table:table-cell table:style-name="Table3.C2" office:value-type="string">
            <text:p text:style-name="P138">Token Value to be transferred</text:p>
          </table:table-cell>
        </table:table-row>
        <table:table-row>
          <table:table-cell table:style-name="Table3.A2" office:value-type="string">
            <text:p text:style-name="P70">Contract Address</text:p>
          </table:table-cell>
          <table:table-cell table:style-name="Table3.A2" office:value-type="string">
            <text:p text:style-name="P131">contract_address</text:p>
          </table:table-cell>
          <table:table-cell table:style-name="Table3.C2" office:value-type="string">
            <text:p text:style-name="P128">ERC Contract Address</text:p>
          </table:table-cell>
        </table:table-row>
      </table:table>
      <text:p text:style-name="P50"><text:tab/></text:p>
      <text:p text:style-name="P50"/>
      <text:p text:style-name="P58">Output :</text:p>
      <text:p text:style-name="P5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9">Fields</text:p>
          </table:table-cell>
          <table:table-cell table:style-name="Table5.A1" office:value-type="string">
            <text:p text:style-name="P115">Variable</text:p>
          </table:table-cell>
          <table:table-cell table:style-name="Table5.C1" office:value-type="string">
            <text:p text:style-name="P109">Comments</text:p>
          </table:table-cell>
        </table:table-row>
        <table:table-row>
          <table:table-cell table:style-name="Table5.A2" office:value-type="string">
            <text:p text:style-name="P139">Transaction Hash</text:p>
          </table:table-cell>
          <table:table-cell table:style-name="Table5.A2" office:value-type="string">
            <text:p text:style-name="P139">tx_hash</text:p>
          </table:table-cell>
          <table:table-cell table:style-name="Table5.C2" office:value-type="string">
            <text:p text:style-name="P120"/>
          </table:table-cell>
        </table:table-row>
        <table:table-row>
          <table:table-cell table:style-name="Table5.A2" office:value-type="string">
            <text:p text:style-name="P139">Transaction Status</text:p>
          </table:table-cell>
          <table:table-cell table:style-name="Table5.A2" office:value-type="string">
            <text:p text:style-name="P139">tx_status</text:p>
          </table:table-cell>
          <table:table-cell table:style-name="Table5.C2" office:value-type="string">
            <text:p text:style-name="P123"/>
          </table:table-cell>
        </table:table-row>
        <table:table-row>
          <table:table-cell table:style-name="Table5.A2" office:value-type="string">
            <text:p text:style-name="P126">status</text:p>
          </table:table-cell>
          <table:table-cell table:style-name="Table5.A2" office:value-type="string">
            <text:p text:style-name="P136">status</text:p>
          </table:table-cell>
          <table:table-cell table:style-name="Table5.C2" office:value-type="string">
            <text:p text:style-name="P123">HTTP Status of the request</text:p>
          </table:table-cell>
        </table:table-row>
      </table:table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1"/>
      <text:p text:style-name="P181"/>
      <text:p text:style-name="P225"><text:soft-page-break/><text:span text:style-name="T29">E</text:span><text:span text:style-name="T28">TH - API</text:span></text:p>
      <text:p text:style-name="P210"/>
      <text:p text:style-name="P227">Base URL : </text:p>
      <text:p text:style-name="P210"/>
      <text:p text:style-name="P228"><text:span text:style-name="T31">1. </text:span><text:span text:style-name="T32">Get Balance</text:span><text:span text:style-name="T27">s :</text:span></text:p>
      <text:p text:style-name="P188"><text:tab/></text:p>
      <text:p text:style-name="P228"><text:span text:style-name="T33">This method return the </text:span><text:span text:style-name="T35">Etherum</text:span><text:span text:style-name="T33"> balance </text:span><text:span text:style-name="T34">for the specified </text:span><text:span text:style-name="T36">address</text:span><text:span text:style-name="T34">.</text:span></text:p>
      <text:p text:style-name="P190"/>
      <text:p text:style-name="P190">BaseURL + /get_balance/</text:p>
      <text:p text:style-name="P188"/>
      <text:p text:style-name="P211">Inputs : </text:p>
      <text:p text:style-name="P211"><text:tab/><text:tab/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32">Fields</text:p>
          </table:table-cell>
          <table:table-cell table:style-name="Table6.A1" office:value-type="string">
            <text:p text:style-name="P234">Variable</text:p>
          </table:table-cell>
          <table:table-cell table:style-name="Table6.C1" office:value-type="string">
            <text:p text:style-name="P232">Comments</text:p>
          </table:table-cell>
        </table:table-row>
        <table:table-row>
          <table:table-cell table:style-name="Table6.A2" office:value-type="string">
            <text:p text:style-name="P238">User Name</text:p>
          </table:table-cell>
          <table:table-cell table:style-name="Table6.A2" office:value-type="string">
            <text:p text:style-name="P240">user_name</text:p>
          </table:table-cell>
          <table:table-cell table:style-name="Table6.C2" office:value-type="string">
            <text:p text:style-name="P242"><text:span text:style-name="T46">P</text:span>rovided at the time of registraion</text:p>
          </table:table-cell>
        </table:table-row>
        <table:table-row>
          <table:table-cell table:style-name="Table6.A2" office:value-type="string">
            <text:p text:style-name="P242">Token</text:p>
          </table:table-cell>
          <table:table-cell table:style-name="Table6.A2" office:value-type="string">
            <text:p text:style-name="P240">token</text:p>
          </table:table-cell>
          <table:table-cell table:style-name="Table6.C2" office:value-type="string">
            <text:p text:style-name="P242"><text:span text:style-name="T46">P</text:span>rovided at the time of registraion</text:p>
          </table:table-cell>
        </table:table-row>
        <table:table-row>
          <table:table-cell table:style-name="Table6.A2" office:value-type="string">
            <text:p text:style-name="P191">Address</text:p>
          </table:table-cell>
          <table:table-cell table:style-name="Table6.A2" office:value-type="string">
            <text:p text:style-name="P240">address</text:p>
          </table:table-cell>
          <table:table-cell table:style-name="Table6.C2" office:value-type="string">
            <text:p text:style-name="P244">User Address</text:p>
          </table:table-cell>
        </table:table-row>
      </table:table>
      <text:p text:style-name="P211"><text:tab/></text:p>
      <text:p text:style-name="P211"/>
      <text:p text:style-name="P213">Output :</text:p>
      <text:p text:style-name="P213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32">Fields</text:p>
          </table:table-cell>
          <table:table-cell table:style-name="Table7.A1" office:value-type="string">
            <text:p text:style-name="P236">Variable</text:p>
          </table:table-cell>
          <table:table-cell table:style-name="Table7.C1" office:value-type="string">
            <text:p text:style-name="P232">Comments</text:p>
          </table:table-cell>
        </table:table-row>
        <table:table-row>
          <table:table-cell table:style-name="Table7.A2" office:value-type="string">
            <text:p text:style-name="P245">Balance/Error</text:p>
          </table:table-cell>
          <table:table-cell table:style-name="Table7.A2" office:value-type="string">
            <text:p text:style-name="P245">balance/error</text:p>
          </table:table-cell>
          <table:table-cell table:style-name="Table7.C2" office:value-type="string">
            <text:p text:style-name="P246"/>
          </table:table-cell>
        </table:table-row>
        <table:table-row>
          <table:table-cell table:style-name="Table7.A2" office:value-type="string">
            <text:p text:style-name="P247">status</text:p>
          </table:table-cell>
          <table:table-cell table:style-name="Table7.A2" office:value-type="string">
            <text:p text:style-name="P249">status</text:p>
          </table:table-cell>
          <table:table-cell table:style-name="Table7.C2" office:value-type="string">
            <text:p text:style-name="P251">HTTP Status of the request</text:p>
          </table:table-cell>
        </table:table-row>
      </table:table>
      <text:p text:style-name="P213"/>
      <text:p text:style-name="P215"/>
      <text:p text:style-name="P211"/>
      <text:p text:style-name="P192">2. <text:span text:style-name="T47">Get Fee</text:span> :</text:p>
      <text:p text:style-name="P194"/>
      <text:p text:style-name="P188"><text:span text:style-name="T3">This method return the </text:span><text:span text:style-name="T9">m</text:span><text:span text:style-name="T5">aximum transaction fee in ether</text:span><text:span text:style-name="T4"> </text:span><text:span text:style-name="T5">for transferring </text:span><text:span text:style-name="T10">ethereum</text:span><text:span text:style-name="T5">.</text:span></text:p>
      <text:p text:style-name="P194"/>
      <text:p text:style-name="P216">Inputs :</text:p>
      <text:p text:style-name="P21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2">Fields</text:p>
          </table:table-cell>
          <table:table-cell table:style-name="Table8.A1" office:value-type="string">
            <text:p text:style-name="P234">Variable</text:p>
          </table:table-cell>
          <table:table-cell table:style-name="Table8.C1" office:value-type="string">
            <text:p text:style-name="P232">Comments</text:p>
          </table:table-cell>
        </table:table-row>
        <table:table-row>
          <table:table-cell table:style-name="Table8.A2" office:value-type="string">
            <text:p text:style-name="P238">User Name</text:p>
          </table:table-cell>
          <table:table-cell table:style-name="Table8.A2" office:value-type="string">
            <text:p text:style-name="P240">user_name</text:p>
          </table:table-cell>
          <table:table-cell table:style-name="Table8.C2" office:value-type="string">
            <text:p text:style-name="P242"><text:span text:style-name="T46">P</text:span>rovided at the time of registraion</text:p>
          </table:table-cell>
        </table:table-row>
        <table:table-row>
          <table:table-cell table:style-name="Table8.A2" office:value-type="string">
            <text:p text:style-name="P242">Token</text:p>
          </table:table-cell>
          <table:table-cell table:style-name="Table8.A2" office:value-type="string">
            <text:p text:style-name="P240">token</text:p>
          </table:table-cell>
          <table:table-cell table:style-name="Table8.C2" office:value-type="string">
            <text:p text:style-name="P242"><text:span text:style-name="T46">P</text:span>rovided at the time of registraion</text:p>
          </table:table-cell>
        </table:table-row>
      </table:table>
      <text:p text:style-name="P216"/>
      <text:p text:style-name="P216"/>
      <text:p text:style-name="P213">Output :</text:p>
      <text:p text:style-name="P21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2">Fields</text:p>
          </table:table-cell>
          <table:table-cell table:style-name="Table9.A1" office:value-type="string">
            <text:p text:style-name="P236">Variable</text:p>
          </table:table-cell>
          <table:table-cell table:style-name="Table9.C1" office:value-type="string">
            <text:p text:style-name="P232">Comments</text:p>
          </table:table-cell>
        </table:table-row>
        <table:table-row>
          <table:table-cell table:style-name="Table9.A2" office:value-type="string">
            <text:p text:style-name="P245"><text:span text:style-name="T61">Fee</text:span>/Error</text:p>
          </table:table-cell>
          <table:table-cell table:style-name="Table9.A2" office:value-type="string">
            <text:p text:style-name="P245"><text:span text:style-name="T61">fee</text:span>/error</text:p>
          </table:table-cell>
          <table:table-cell table:style-name="Table9.C2" office:value-type="string">
            <text:p text:style-name="P253">In ether</text:p>
          </table:table-cell>
        </table:table-row>
        <table:table-row>
          <table:table-cell table:style-name="Table9.A2" office:value-type="string">
            <text:p text:style-name="P247">status</text:p>
          </table:table-cell>
          <table:table-cell table:style-name="Table9.A2" office:value-type="string">
            <text:p text:style-name="P249">status</text:p>
          </table:table-cell>
          <table:table-cell table:style-name="Table9.C2" office:value-type="string">
            <text:p text:style-name="P251">HTTP Status of the request</text:p>
          </table:table-cell>
        </table:table-row>
      </table:table>
      <text:p text:style-name="P216"/>
      <text:p text:style-name="P216"/>
      <text:p text:style-name="P216"/>
      <text:p text:style-name="P216"/>
      <text:p text:style-name="P216"/>
      <text:p text:style-name="P192"><text:soft-page-break/><text:span text:style-name="T62">3</text:span>. <text:span text:style-name="T63">Forward Ethereum</text:span> :</text:p>
      <text:p text:style-name="P194"/>
      <text:p text:style-name="P218">This method is used for forwarding Ethereum from one address to another <text:span text:style-name="T83">and store it in eth_transactions table.</text:span></text:p>
      <text:p text:style-name="P188"/>
      <text:p text:style-name="P188"/>
      <text:p text:style-name="P211">Inputs : </text:p>
      <text:p text:style-name="P211"><text:tab/><text:tab/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2">Fields</text:p>
          </table:table-cell>
          <table:table-cell table:style-name="Table10.A1" office:value-type="string">
            <text:p text:style-name="P234">Variable</text:p>
          </table:table-cell>
          <table:table-cell table:style-name="Table10.C1" office:value-type="string">
            <text:p text:style-name="P232">Comments</text:p>
          </table:table-cell>
        </table:table-row>
        <table:table-row>
          <table:table-cell table:style-name="Table10.A2" office:value-type="string">
            <text:p text:style-name="P238">User Name</text:p>
          </table:table-cell>
          <table:table-cell table:style-name="Table10.A2" office:value-type="string">
            <text:p text:style-name="P240">user_name</text:p>
          </table:table-cell>
          <table:table-cell table:style-name="Table10.C2" office:value-type="string">
            <text:p text:style-name="P242"><text:span text:style-name="T46">P</text:span>rovided at the time of registraion</text:p>
          </table:table-cell>
        </table:table-row>
        <table:table-row>
          <table:table-cell table:style-name="Table10.A2" office:value-type="string">
            <text:p text:style-name="P242">Token</text:p>
          </table:table-cell>
          <table:table-cell table:style-name="Table10.A2" office:value-type="string">
            <text:p text:style-name="P240">token</text:p>
          </table:table-cell>
          <table:table-cell table:style-name="Table10.C2" office:value-type="string">
            <text:p text:style-name="P242"><text:span text:style-name="T46">P</text:span>rovided at the time of registraion</text:p>
          </table:table-cell>
        </table:table-row>
        <table:table-row>
          <table:table-cell table:style-name="Table10.A2" office:value-type="string">
            <text:p text:style-name="P191"><text:span text:style-name="T64">From </text:span>Address</text:p>
          </table:table-cell>
          <table:table-cell table:style-name="Table10.A2" office:value-type="string">
            <text:p text:style-name="P240"><text:span text:style-name="T64">from_</text:span>address</text:p>
          </table:table-cell>
          <table:table-cell table:style-name="Table10.C2" office:value-type="string">
            <text:p text:style-name="P244">User Address</text:p>
          </table:table-cell>
        </table:table-row>
        <table:table-row>
          <table:table-cell table:style-name="Table10.A2" office:value-type="string">
            <text:p text:style-name="P196">To Address</text:p>
          </table:table-cell>
          <table:table-cell table:style-name="Table10.A2" office:value-type="string">
            <text:p text:style-name="P254">to_address</text:p>
          </table:table-cell>
          <table:table-cell table:style-name="Table10.C2" office:value-type="string">
            <text:p text:style-name="P254">User Address</text:p>
          </table:table-cell>
        </table:table-row>
        <table:table-row>
          <table:table-cell table:style-name="Table10.A2" office:value-type="string">
            <text:p text:style-name="P196">Value</text:p>
          </table:table-cell>
          <table:table-cell table:style-name="Table10.A2" office:value-type="string">
            <text:p text:style-name="P254">value</text:p>
          </table:table-cell>
          <table:table-cell table:style-name="Table10.C2" office:value-type="string">
            <text:p text:style-name="P254">Token Value to be transferred</text:p>
          </table:table-cell>
        </table:table-row>
      </table:table>
      <text:p text:style-name="P211"><text:tab/></text:p>
      <text:p text:style-name="P211"/>
      <text:p text:style-name="P213">Output :</text:p>
      <text:p text:style-name="P213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32">Fields</text:p>
          </table:table-cell>
          <table:table-cell table:style-name="Table11.A1" office:value-type="string">
            <text:p text:style-name="P236">Variable</text:p>
          </table:table-cell>
          <table:table-cell table:style-name="Table11.C1" office:value-type="string">
            <text:p text:style-name="P232">Comments</text:p>
          </table:table-cell>
        </table:table-row>
        <table:table-row>
          <table:table-cell table:style-name="Table11.A2" office:value-type="string">
            <text:p text:style-name="P255">Transaction Hash</text:p>
          </table:table-cell>
          <table:table-cell table:style-name="Table11.A2" office:value-type="string">
            <text:p text:style-name="P255">tx_hash</text:p>
          </table:table-cell>
          <table:table-cell table:style-name="Table11.C2" office:value-type="string">
            <text:p text:style-name="P246"/>
          </table:table-cell>
        </table:table-row>
        <table:table-row>
          <table:table-cell table:style-name="Table11.A2" office:value-type="string">
            <text:p text:style-name="P255">Transaction Status</text:p>
          </table:table-cell>
          <table:table-cell table:style-name="Table11.A2" office:value-type="string">
            <text:p text:style-name="P255">tx_status</text:p>
          </table:table-cell>
          <table:table-cell table:style-name="Table11.C2" office:value-type="string">
            <text:p text:style-name="P251"/>
          </table:table-cell>
        </table:table-row>
        <table:table-row>
          <table:table-cell table:style-name="Table11.A2" office:value-type="string">
            <text:p text:style-name="P247">status</text:p>
          </table:table-cell>
          <table:table-cell table:style-name="Table11.A2" office:value-type="string">
            <text:p text:style-name="P249">status</text:p>
          </table:table-cell>
          <table:table-cell table:style-name="Table11.C2" office:value-type="string">
            <text:p text:style-name="P251">HTTP Status of the request</text:p>
          </table:table-cell>
        </table:table-row>
      </table:table>
      <text:p text:style-name="P198"/>
      <text:p text:style-name="P217"/>
      <text:p text:style-name="P217"/>
      <text:p text:style-name="P193"><text:span text:style-name="T84">4</text:span>. <text:span text:style-name="T84">Generate Address</text:span>:</text:p>
      <text:p text:style-name="P195"/>
      <text:p text:style-name="P219">This method is used to generate new address for a user and store it in address_master table with encrypted private key.</text:p>
      <text:p text:style-name="P189"/>
      <text:p text:style-name="P189"/>
      <text:p text:style-name="P212">Inputs : </text:p>
      <text:p text:style-name="P212"><text:tab/><text:tab/><text:tab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33">Fields</text:p>
          </table:table-cell>
          <table:table-cell table:style-name="Table12.A1" office:value-type="string">
            <text:p text:style-name="P235">Variable</text:p>
          </table:table-cell>
          <table:table-cell table:style-name="Table12.C1" office:value-type="string">
            <text:p text:style-name="P233">Comments</text:p>
          </table:table-cell>
        </table:table-row>
        <table:table-row>
          <table:table-cell table:style-name="Table12.A2" office:value-type="string">
            <text:p text:style-name="P239">User Name</text:p>
          </table:table-cell>
          <table:table-cell table:style-name="Table12.A2" office:value-type="string">
            <text:p text:style-name="P241">user_name</text:p>
          </table:table-cell>
          <table:table-cell table:style-name="Table12.C2" office:value-type="string">
            <text:p text:style-name="P243"><text:span text:style-name="T46">P</text:span>rovided at the time of registraion</text:p>
          </table:table-cell>
        </table:table-row>
        <table:table-row>
          <table:table-cell table:style-name="Table12.A2" office:value-type="string">
            <text:p text:style-name="P243">Token</text:p>
          </table:table-cell>
          <table:table-cell table:style-name="Table12.A2" office:value-type="string">
            <text:p text:style-name="P241">token</text:p>
          </table:table-cell>
          <table:table-cell table:style-name="Table12.C2" office:value-type="string">
            <text:p text:style-name="P243"><text:span text:style-name="T46">P</text:span>rovided at the time of registraion</text:p>
          </table:table-cell>
        </table:table-row>
      </table:table>
      <text:p text:style-name="P212"><text:tab/></text:p>
      <text:p text:style-name="P212"/>
      <text:p text:style-name="P214">Output :</text:p>
      <text:p text:style-name="P214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33">Fields</text:p>
          </table:table-cell>
          <table:table-cell table:style-name="Table14.A1" office:value-type="string">
            <text:p text:style-name="P237">Variable</text:p>
          </table:table-cell>
          <table:table-cell table:style-name="Table14.C1" office:value-type="string">
            <text:p text:style-name="P233">Comments</text:p>
          </table:table-cell>
        </table:table-row>
        <table:table-row>
          <table:table-cell table:style-name="Table14.A2" office:value-type="string">
            <text:p text:style-name="P256">Address/Error</text:p>
          </table:table-cell>
          <table:table-cell table:style-name="Table14.A2" office:value-type="string">
            <text:p text:style-name="P256">address/error</text:p>
          </table:table-cell>
          <table:table-cell table:style-name="Table14.C2" office:value-type="string">
            <text:p text:style-name="P252"/>
          </table:table-cell>
        </table:table-row>
        <table:table-row>
          <table:table-cell table:style-name="Table14.A2" office:value-type="string">
            <text:p text:style-name="P248">status</text:p>
          </table:table-cell>
          <table:table-cell table:style-name="Table14.A2" office:value-type="string">
            <text:p text:style-name="P250">status</text:p>
          </table:table-cell>
          <table:table-cell table:style-name="Table14.C2" office:value-type="string">
            <text:p text:style-name="P252">HTTP Status of the request</text:p>
          </table:table-cell>
        </table:table-row>
      </table:table>
      <text:p text:style-name="P199"/>
      <text:p text:style-name="P198"/>
      <text:p text:style-name="P181"/>
      <text:p text:style-name="P207"><text:soft-page-break/></text:p>
      <text:p text:style-name="P39"><text:span text:style-name="T22">R</text:span><text:span text:style-name="T21">edis - </text:span><text:span text:style-name="T23">ERC</text:span></text:p>
      <text:p text:style-name="P45"/>
      <text:p text:style-name="P89"><text:span text:style-name="T37">1.</text:span><text:span text:style-name="T38"> </text:span><text:span text:style-name="T40">eth_erc_aw_set</text:span><text:span text:style-name="T37"> : </text:span><text:span text:style-name="T40">Address wathcer set.</text:span></text:p>
      <text:p text:style-name="P72">2. <text:span text:style-name="T65">eth_erc_zct_set</text:span> : <text:span text:style-name="T65">Set of addresses for which 0 confirmation is sent. Once the 1 Confirmation is sent, address is removed from this set.</text:span></text:p>
      <text:p text:style-name="P91"><text:span text:style-name="T37">3. </text:span><text:span text:style-name="T41">eth_erc_pct_set</text:span><text:span text:style-name="T37"> : </text:span><text:span text:style-name="T39">Set of </text:span><text:span text:style-name="T37">Address</text:span><text:span text:style-name="T39">es f</text:span><text:span text:style-name="T41">or which 1 or greater confirtmation is sent. Once the threshold confirmation is sent (3 as of now) address is removed from this set.</text:span></text:p>
      <text:p text:style-name="P184">4. <text:span text:style-name="T66">eth_erc_blocks_crawled</text:span> : <text:span text:style-name="T66">Number of blocks crawled</text:span></text:p>
      <text:p text:style-name="P186"><text:span text:style-name="T24"/></text:p>
      <text:p text:style-name="P181"/>
      <text:p text:style-name="P86">Watcher - <text:span text:style-name="T76">ERC</text:span></text:p>
      <text:p text:style-name="P82"/>
      <text:p text:style-name="P76">1. <text:span text:style-name="T67">Mempool</text:span></text:p>
      <text:p text:style-name="P76"/>
      <text:list xml:id="list5026676473698336980" text:style-name="L1">
        <text:list-item>
          <text:p text:style-name="P142">Get Mempool Data from RPC Request</text:p>
        </text:list-item>
        <text:list-item>
          <text:p text:style-name="P144">Iterate all transactions</text:p>
        </text:list-item>
        <text:list-item>
          <text:p text:style-name="P142">Check if the tx_hash is present in <text:span text:style-name="T1">eth_erc_aw_set</text:span></text:p>
        </text:list-item>
        <text:list-item>
          <text:p text:style-name="P142">If Present; Go to next step else restart from 1</text:p>
        </text:list-item>
        <text:list-item>
          <text:p text:style-name="P142">Check if the tx_hash is present in <text:span text:style-name="T1">eth_erc_zct_set</text:span></text:p>
        </text:list-item>
        <text:list-item>
          <text:p text:style-name="P142">If not present; Go to next step else restart from 1 <text:span text:style-name="T70">(*Here not present means that 0 notification is not sent to the user)</text:span></text:p>
        </text:list-item>
        <text:list-item>
          <text:p text:style-name="P146">Decode Input data by using Web3 API</text:p>
        </text:list-item>
        <text:list-item>
          <text:p text:style-name="P148">Insert in <text:span text:style-name="T1">erc_transaction </text:span>with Confirmation 0</text:p>
        </text:list-item>
        <text:list-item>
          <text:p text:style-name="P148">Push notification message to RabbitMQ main consumer.</text:p>
        </text:list-item>
        <text:list-item>
          <text:p text:style-name="P148">Add tx_hash in eth_erc_zct_set.</text:p>
        </text:list-item>
      </text:list>
      <text:p text:style-name="P63"/>
      <text:p text:style-name="P74">2. Block</text:p>
      <text:p text:style-name="P74"/>
      <text:list xml:id="list372531473807653804" text:style-name="L2">
        <text:list-item>
          <text:p text:style-name="P150">Get Current Block Number (From Blockchain node)</text:p>
        </text:list-item>
        <text:list-item>
          <text:p text:style-name="P150">Get Crawled Block Numbers from Redis (<text:span text:style-name="T6">eth_erc_blocks_crawled</text:span>)</text:p>
        </text:list-item>
        <text:list-item>
          <text:p text:style-name="P152">If Current &gt; Crawled ; Go to next step else <text:span text:style-name="T71">restart from</text:span> step 1</text:p>
        </text:list-item>
        <text:list-item>
          <text:p text:style-name="P154">Iterate blocks</text:p>
        </text:list-item>
        <text:list-item>
          <text:p text:style-name="P156">Start Crawling blocks from Crawled + 1 to Current Blocks</text:p>
        </text:list-item>
        <text:list-item>
          <text:p text:style-name="P158">Check if the tx_hash is present in <text:span text:style-name="T1">eth_erc_pct_set</text:span></text:p>
          <text:list>
            <text:list-item>
              <text:p text:style-name="P160">If Present , it means that atleast 1 confirmation is sent for this tx_hash</text:p>
            </text:list-item>
            <text:list-item>
              <text:p text:style-name="P160">If Confirmation is greater than Threshold Confirmation<text:span text:style-name="T72">(Currently 3)</text:span></text:p>
              <text:list>
                <text:list-item>
                  <text:p text:style-name="P160">Remove from <text:span text:style-name="T7">eth_erc_pct_set </text:span>(Means this transaction is confirmed)</text:p>
                </text:list-item>
              </text:list>
            </text:list-item>
            <text:list-item>
              <text:p text:style-name="P162">If Not than Increment Confirmation in DB <text:span text:style-name="T74">(</text:span><text:span text:style-name="T8">erc_transactions)</text:span></text:p>
            </text:list-item>
            <text:list-item>
              <text:p text:style-name="P164">Push <text:span text:style-name="T75">Notification</text:span> Message in Rabbit MQ Main Consumer</text:p>
            </text:list-item>
          </text:list>
        </text:list-item>
        <text:list-item>
          <text:p text:style-name="P154">Get Block Transaction data from iterator block number</text:p>
        </text:list-item>
        <text:list-item>
          <text:p text:style-name="P168">Check if the tx_hash is present in <text:span text:style-name="T1">eth_erc_zct_set</text:span>(Means 0 confirmation is already sent)</text:p>
          <text:list>
            <text:list-item>
              <text:p text:style-name="P168">Update confirmation to 1 in erc_transactions</text:p>
            </text:list-item>
            <text:list-item>
              <text:p text:style-name="P168">Add tx_hash in <text:span text:style-name="T7">eth_erc_pct_set</text:span></text:p>
            </text:list-item>
            <text:list-item>
              <text:p text:style-name="P171"><text:span text:style-name="T73">Push Notification Message in Rabbit MQ Main Consumer</text:span> </text:p>
            </text:list-item>
          </text:list>
        </text:list-item>
        <text:list-item>
          <text:p text:style-name="P173">If tx_hash not present in <text:s/><text:span text:style-name="T8">eth_erc_zct_set</text:span>(Means this transction is missed from mempool)</text:p>
          <text:list>
            <text:list-item>
              <text:p text:style-name="P169">Update confirmation to 1 in erc_transactions</text:p>
            </text:list-item>
            <text:list-item>
              <text:p text:style-name="P169">Add tx_hash in <text:span text:style-name="T7">eth_erc_pct_set</text:span></text:p>
            </text:list-item>
            <text:list-item>
              <text:p text:style-name="P165">Push Notification Message in Rabbit MQ Main Consumer</text:p>
            </text:list-item>
          </text:list>
        </text:list-item>
      </text:list>
      <text:p text:style-name="P203"/>
      <text:p text:style-name="P74"/>
      <text:p text:style-name="P74"><text:soft-page-break/></text:p>
      <text:p text:style-name="P87">RabbitMQ - <text:span text:style-name="T77">ERC</text:span></text:p>
      <text:p text:style-name="P77"/>
      <text:p text:style-name="P78">For Sending Notification to the uer</text:p>
      <text:p text:style-name="P77"/>
      <text:p text:style-name="P77">1. <text:span text:style-name="T68">Hook_Consumer:</text:span></text:p>
      <text:p text:style-name="P77"/>
      <text:list xml:id="list4718637107410187041" text:style-name="L3">
        <text:list-item>
          <text:p text:style-name="P175">It listen to the erc_main_queue hook (erc_hook_<text:span text:style-name="T93">main</text:span>)</text:p>
        </text:list-item>
        <text:list-item>
          <text:p text:style-name="P175">Once it recieve a message in queue, it send the notification to the URL</text:p>
        </text:list-item>
        <text:list-item>
          <text:p text:style-name="P175">If there is some error occurred </text:p>
        </text:list-item>
        <text:list-item>
          <text:p text:style-name="P175">Error is logged in error_logs table and this message is removed from this queue and pushed into the Exception Queue</text:p>
        </text:list-item>
      </text:list>
      <text:p text:style-name="P64"/>
      <text:p text:style-name="P75">2. <text:span text:style-name="T68">Hook_Consumer_Exception</text:span></text:p>
      <text:p text:style-name="P75"/>
      <text:list xml:id="list143960202056071" text:continue-list="list4718637107410187041" text:style-name="L3">
        <text:list-item text:start-value="1">
          <text:p text:style-name="P175">It listen to the erc_exception_queue hook (erc_hook_exception)</text:p>
        </text:list-item>
        <text:list-item>
          <text:p text:style-name="P175">Once it recieve a message in queue, it send the notification to the URL</text:p>
        </text:list-item>
        <text:list-item>
          <text:p text:style-name="P175">If there is some error occurred , <text:span text:style-name="T69">notification will not be sent and remain in queue</text:span></text:p>
        </text:list-item>
        <text:list-item>
          <text:p text:style-name="P178">This script needs to be restarted again in order to send the pending notifications</text:p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226"><text:span text:style-name="T22">R</text:span><text:span text:style-name="T21">edis - </text:span><text:span text:style-name="T24">ETH</text:span></text:p>
      <text:p text:style-name="P230"/>
      <text:p text:style-name="P222"><text:span text:style-name="T37">1.</text:span><text:span text:style-name="T38"> </text:span><text:span text:style-name="T40">eth_</text:span><text:span text:style-name="T42">eth_</text:span><text:span text:style-name="T40">aw_set</text:span><text:span text:style-name="T37"> : </text:span><text:span text:style-name="T40">Address wathcer set.</text:span></text:p>
      <text:p text:style-name="P206">2. <text:span text:style-name="T65">eth_eth_zct_set</text:span> : <text:span text:style-name="T65">Set of addresses for which 0 confirmation is sent. Once the 1 Confirmation is sent, address is removed from this set.</text:span></text:p>
      <text:p text:style-name="P223"><text:span text:style-name="T37">3. </text:span><text:span text:style-name="T41">eth_</text:span><text:span text:style-name="T42">eth_</text:span><text:span text:style-name="T41">pct_set</text:span><text:span text:style-name="T37"> : </text:span><text:span text:style-name="T39">Set of </text:span><text:span text:style-name="T37">Address</text:span><text:span text:style-name="T39">es f</text:span><text:span text:style-name="T41">or which 1 or greater confirtmation is sent. Once the threshold confirmation is sent (3 as of now) address is removed from this set.</text:span></text:p>
      <text:p text:style-name="P185">4. <text:span text:style-name="T66">eth_eth_blocks_crawled</text:span> : <text:span text:style-name="T66">Number of blocks crawled for ERC</text:span></text:p>
      <text:p text:style-name="P75"/>
      <text:p text:style-name="P75"/>
      <text:p text:style-name="P220">Watcher - <text:span text:style-name="T85">ETH</text:span></text:p>
      <text:p text:style-name="P209"/>
      <text:p text:style-name="P204">1. <text:span text:style-name="T67">Mempool</text:span></text:p>
      <text:p text:style-name="P204"/>
      <text:list xml:id="list143961410110248" text:continue-list="list5026676473698336980" text:style-name="L1">
        <text:list-item>
          <text:p text:style-name="P143">Get Mempool Data from RPC Request</text:p>
        </text:list-item>
        <text:list-item>
          <text:p text:style-name="P145">Iterate all transactions</text:p>
        </text:list-item>
        <text:list-item>
          <text:p text:style-name="P143">Check if the tx_hash is present in <text:span text:style-name="T1">eth_e</text:span><text:span text:style-name="T13">th</text:span><text:span text:style-name="T1">_aw_set</text:span></text:p>
        </text:list-item>
        <text:list-item>
          <text:p text:style-name="P143">If Present; Go to next step else restart from 1</text:p>
        </text:list-item>
        <text:list-item>
          <text:p text:style-name="P143">Check if the tx_hash is present in <text:span text:style-name="T1">eth_e</text:span><text:span text:style-name="T14">th</text:span><text:span text:style-name="T1">_zct_set</text:span></text:p>
        </text:list-item>
        <text:list-item>
          <text:p text:style-name="P143">If not present; Go to next step else restart from 1 <text:span text:style-name="T70">(*Here not present means that 0 notification is not sent to the user)</text:span></text:p>
        </text:list-item>
        <text:list-item>
          <text:p text:style-name="P147">Decode Input data by using Web3 API</text:p>
        </text:list-item>
        <text:list-item>
          <text:p text:style-name="P149">Insert in <text:span text:style-name="T1">e</text:span><text:span text:style-name="T14">th</text:span><text:span text:style-name="T1">_transaction </text:span>with Confirmation 0</text:p>
        </text:list-item>
        <text:list-item>
          <text:p text:style-name="P149">Push notification message to RabbitMQ main consumer.</text:p>
        </text:list-item>
        <text:list-item>
          <text:p text:style-name="P149">Add tx_hash in eth_e<text:span text:style-name="T86">th</text:span>_zct_set.</text:p>
        </text:list-item>
      </text:list>
      <text:p text:style-name="P183"/>
      <text:p text:style-name="P202">2. Block</text:p>
      <text:p text:style-name="P202"/>
      <text:list xml:id="list5411907923019059283" text:style-name="L4">
        <text:list-item>
          <text:p text:style-name="P151">Get Current Block Number (From Blockchain node)</text:p>
        </text:list-item>
        <text:list-item>
          <text:p text:style-name="P151">Get Crawled Block Numbers from Redis (<text:span text:style-name="T6">eth_e</text:span><text:span text:style-name="T15">th</text:span><text:span text:style-name="T6">_blocks_crawled</text:span>)</text:p>
        </text:list-item>
        <text:list-item>
          <text:p text:style-name="P153">If Current &gt; Crawled ; Go to next step else <text:span text:style-name="T71">restart from</text:span> step 1</text:p>
        </text:list-item>
        <text:list-item>
          <text:p text:style-name="P155">Iterate blocks</text:p>
        </text:list-item>
        <text:list-item>
          <text:p text:style-name="P157">Start Crawling blocks from Crawled + 1 to Current Blocks</text:p>
        </text:list-item>
        <text:list-item>
          <text:p text:style-name="P159">Check if the tx_hash is present in <text:span text:style-name="T1">eth_e</text:span><text:span text:style-name="T15">th</text:span><text:span text:style-name="T1">_pct_set</text:span></text:p>
          <text:list>
            <text:list-item>
              <text:p text:style-name="P161">If Present , it means that atleast 1 confirmation is sent for this tx_hash</text:p>
            </text:list-item>
            <text:list-item>
              <text:p text:style-name="P161">If Confirmation is greater than Threshold Confirmation<text:span text:style-name="T72">(Currently 3)</text:span></text:p>
              <text:list>
                <text:list-item>
                  <text:p text:style-name="P161">Remove from <text:span text:style-name="T7">eth_e</text:span><text:span text:style-name="T15">th</text:span><text:span text:style-name="T7">_pct_set </text:span>(Means this transaction is confirmed)</text:p>
                </text:list-item>
              </text:list>
            </text:list-item>
            <text:list-item>
              <text:p text:style-name="P163">If Not than Increment Confirmation in DB <text:span text:style-name="T74">(</text:span><text:span text:style-name="T8">e</text:span><text:span text:style-name="T16">th</text:span><text:span text:style-name="T8">_transactions)</text:span></text:p>
            </text:list-item>
            <text:list-item>
              <text:p text:style-name="P167">Push <text:span text:style-name="T75">Notification</text:span> Message in Rabbit MQ Main Consumer</text:p>
            </text:list-item>
          </text:list>
        </text:list-item>
        <text:list-item>
          <text:p text:style-name="P155">Get Block Transaction data from iterator block number</text:p>
        </text:list-item>
        <text:list-item>
          <text:p text:style-name="P170">Check if the tx_hash is present in <text:span text:style-name="T1">eth_e</text:span><text:span text:style-name="T15">th</text:span><text:span text:style-name="T1">_zct_set</text:span>(Means 0 confirmation is already sent)</text:p>
          <text:list>
            <text:list-item>
              <text:p text:style-name="P170">Update confirmation to 1 in e<text:span text:style-name="T87">th</text:span>_transactions</text:p>
            </text:list-item>
            <text:list-item>
              <text:p text:style-name="P170">Add tx_hash in <text:span text:style-name="T7">eth_e</text:span><text:span text:style-name="T15">th</text:span><text:span text:style-name="T7">_pct_set</text:span></text:p>
            </text:list-item>
            <text:list-item>
              <text:p text:style-name="P172"><text:span text:style-name="T73">Push Notification Message in Rabbit MQ Main Consumer</text:span> </text:p>
            </text:list-item>
          </text:list>
        </text:list-item>
        <text:list-item>
          <text:p text:style-name="P174">If tx_hash not present in <text:s/><text:span text:style-name="T8">eth_e</text:span><text:span text:style-name="T15">th</text:span><text:span text:style-name="T8">_zct_set</text:span>(Means this transction is missed from mempool)</text:p>
          <text:list>
            <text:list-item>
              <text:p text:style-name="P170">Update confirmation to 1 in e<text:span text:style-name="T88">th</text:span>_transactions</text:p>
            </text:list-item>
            <text:list-item>
              <text:p text:style-name="P170">Add tx_hash in <text:span text:style-name="T7">eth_e</text:span><text:span text:style-name="T15">th</text:span><text:span text:style-name="T7">_pct_set</text:span></text:p>
            </text:list-item>
            <text:list-item>
              <text:p text:style-name="P167">Push Notification Message in Rabbit MQ Main Consumer</text:p>
            </text:list-item>
          </text:list>
        </text:list-item>
      </text:list>
      <text:p text:style-name="P205"/>
      <text:list xml:id="list143960225985607" text:continue-numbering="true" text:style-name="L4">
        <text:list-header>
          <text:p text:style-name="P167"/>
        </text:list-header>
      </text:list>
      <text:p text:style-name="P202"><text:soft-page-break/></text:p>
      <text:p text:style-name="P202"/>
      <text:p text:style-name="P221">RabbitMQ - <text:span text:style-name="T89">ETH</text:span></text:p>
      <text:p text:style-name="P204"/>
      <text:p text:style-name="P177">For Sending Notification to the uer</text:p>
      <text:p text:style-name="P204"/>
      <text:p text:style-name="P204">1. <text:span text:style-name="T68">Hook_Consumer:</text:span></text:p>
      <text:p text:style-name="P204"/>
      <text:list xml:id="list8888842409826679369" text:style-name="L5">
        <text:list-item>
          <text:p text:style-name="P176">It listen to the e<text:span text:style-name="T90">th</text:span>_main_queue hook (e<text:span text:style-name="T90">th</text:span>_hook_<text:span text:style-name="T91">main</text:span>)</text:p>
        </text:list-item>
        <text:list-item>
          <text:p text:style-name="P176">Once it recieve a message in queue, it send the notification to the URL</text:p>
        </text:list-item>
        <text:list-item>
          <text:p text:style-name="P176">If there is some error occurred </text:p>
        </text:list-item>
        <text:list-item>
          <text:p text:style-name="P176">Error is logged in error_logs table and this message is removed from this queue and pushed into the Exception Queue</text:p>
        </text:list-item>
      </text:list>
      <text:p text:style-name="P183"/>
      <text:p text:style-name="P202">2. <text:span text:style-name="T68">Hook_Consumer_Exception</text:span></text:p>
      <text:p text:style-name="P202"/>
      <text:list xml:id="list143959815750759" text:continue-list="list8888842409826679369" text:style-name="L5">
        <text:list-item text:start-value="1">
          <text:p text:style-name="P176">It listen to the e<text:span text:style-name="T94">th</text:span>_exception_queue hook (e<text:span text:style-name="T92">th</text:span>_hook_exception)</text:p>
        </text:list-item>
        <text:list-item>
          <text:p text:style-name="P176">Once it recieve a message in queue, it send the notification to the URL</text:p>
        </text:list-item>
        <text:list-item>
          <text:p text:style-name="P176">If there is some error occurred , <text:span text:style-name="T69">notification will not be sent and remain in queue</text:span></text:p>
        </text:list-item>
        <text:list-item>
          <text:p text:style-name="P179">This script needs to be restarted again in order to send the pending notifications</text:p>
        </text:list-item>
      </text:list>
      <text:p text:style-name="P18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47:44.715255299</meta:creation-date>
    <dc:date>2018-09-07T14:39:59.500866767</dc:date>
    <meta:editing-duration>P6DT20H55M23S</meta:editing-duration>
    <meta:editing-cycles>541</meta:editing-cycles>
    <meta:generator>LibreOffice/5.1.6.2$Linux_X86_64 LibreOffice_project/10m0$Build-2</meta:generator>
    <meta:document-statistic meta:table-count="14" meta:image-count="0" meta:object-count="0" meta:page-count="12" meta:paragraph-count="426" meta:word-count="1976" meta:character-count="12494" meta:non-whitespace-character-count="10826"/>
  </office:meta>
</office:document-meta>
</file>